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560"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561"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562"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563"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564"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565"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566"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567"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68"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569"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570"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571"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572"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573"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574"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575"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576"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577"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578"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579"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ffffff" loext:opacity="100%" fo:language="en" fo:country="US" officeooo:rsid="02728399" fo:background-color="transparent" loext:char-shading-value="0"/>
    </style:style>
    <style:style style:name="T465" style:family="text">
      <style:text-properties fo:color="#000000" loext:opacity="100%" style:font-name="Arial" fo:font-size="12pt" fo:language="en" fo:country="US" officeooo:rsid="023dd045" fo:background-color="#ffff00" loext:char-shading-value="0" style:font-size-asian="10.5pt" style:font-size-complex="12pt"/>
    </style:style>
    <style:style style:name="T466" style:family="text">
      <style:text-properties fo:color="#000000" loext:opacity="100%" style:font-name="Arial" fo:font-size="12pt" fo:language="en" fo:country="US" officeooo:rsid="01eb9124" fo:background-color="#ffff00" loext:char-shading-value="0" style:font-size-asian="10.5pt" style:font-size-complex="12pt"/>
    </style:style>
    <style:style style:name="T467" style:family="text">
      <style:text-properties fo:color="#000000" loext:opacity="100%" style:font-name="Arial" fo:font-size="12pt" fo:language="en" fo:country="US" officeooo:rsid="023046bd" fo:background-color="#ffff00" loext:char-shading-value="0" style:font-size-asian="10.5pt" style:font-size-complex="12pt"/>
    </style:style>
    <style:style style:name="T468" style:family="text">
      <style:text-properties fo:color="#000000" loext:opacity="100%" style:font-name="Arial" fo:font-size="12pt" fo:language="en" fo:country="US" officeooo:rsid="0231f758" fo:background-color="#ffff00" loext:char-shading-value="0" style:font-size-asian="10.5pt" style:font-size-complex="12pt"/>
    </style:style>
    <style:style style:name="T469" style:family="text">
      <style:text-properties fo:color="#ffffff" loext:opacity="100%" fo:language="en" fo:country="US" officeooo:rsid="0231f758" fo:background-color="transparent" loext:char-shading-value="0"/>
    </style:style>
    <style:style style:name="T470" style:family="text">
      <style:text-properties fo:color="#ffffff" loext:opacity="100%" fo:language="en" fo:country="US" officeooo:rsid="02332cd8" fo:background-color="transparent" loext:char-shading-value="0"/>
    </style:style>
    <style:style style:name="T471" style:family="text">
      <style:text-properties fo:language="en" fo:country="US" officeooo:rsid="02332cd8" fo:background-color="transparent" loext:char-shading-value="0"/>
    </style:style>
    <style:style style:name="T472" style:family="text">
      <style:text-properties fo:color="#ffffff" loext:opacity="100%" fo:language="en" fo:country="US" officeooo:rsid="02343758" fo:background-color="transparent" loext:char-shading-value="0"/>
    </style:style>
    <style:style style:name="T473" style:family="text">
      <style:text-properties fo:language="en" fo:country="US" officeooo:rsid="02343758" fo:background-color="transparent" loext:char-shading-value="0"/>
    </style:style>
    <style:style style:name="T474" style:family="text">
      <style:text-properties fo:color="#ffff00" loext:opacity="100%" fo:language="en" fo:country="US" officeooo:rsid="02343758" fo:background-color="transparent" loext:char-shading-value="0"/>
    </style:style>
    <style:style style:name="T475" style:family="text">
      <style:text-properties fo:color="#ffffff" loext:opacity="100%" fo:language="en" fo:country="US" officeooo:rsid="0234484c" fo:background-color="transparent" loext:char-shading-value="0"/>
    </style:style>
    <style:style style:name="T476" style:family="text">
      <style:text-properties fo:language="en" fo:country="US" officeooo:rsid="0234484c" fo:background-color="transparent" loext:char-shading-value="0"/>
    </style:style>
    <style:style style:name="T477" style:family="text">
      <style:text-properties fo:color="#ffffff" loext:opacity="100%" fo:language="en" fo:country="US" officeooo:rsid="0236d5d2" fo:background-color="transparent" loext:char-shading-value="0"/>
    </style:style>
    <style:style style:name="T478" style:family="text">
      <style:text-properties fo:language="en" fo:country="US" officeooo:rsid="0235cb63" fo:background-color="transparent" loext:char-shading-value="0"/>
    </style:style>
    <style:style style:name="T479" style:family="text">
      <style:text-properties fo:color="#ffffff" loext:opacity="100%" fo:language="en" fo:country="US" officeooo:rsid="0235cb63" fo:background-color="transparent" loext:char-shading-value="0"/>
    </style:style>
    <style:style style:name="T480" style:family="text">
      <style:text-properties fo:color="#ffffff" loext:opacity="100%" fo:language="es" fo:country="ES" officeooo:rsid="0245e22e" fo:background-color="transparent" loext:char-shading-value="0"/>
    </style:style>
    <style:style style:name="T481" style:family="text">
      <style:text-properties fo:language="es" fo:country="ES" officeooo:rsid="0245e22e" fo:background-color="transparent" loext:char-shading-value="0"/>
    </style:style>
    <style:style style:name="T482" style:family="text">
      <style:text-properties fo:language="en" fo:country="US" officeooo:rsid="0245e22e" fo:background-color="transparent" loext:char-shading-value="0"/>
    </style:style>
    <style:style style:name="T483" style:family="text">
      <style:text-properties fo:language="en" fo:country="US" officeooo:rsid="0246d43b" fo:background-color="transparent" loext:char-shading-value="0"/>
    </style:style>
    <style:style style:name="T484" style:family="text">
      <style:text-properties fo:color="#ffffff" loext:opacity="100%" fo:language="en" fo:country="US" officeooo:rsid="0245e22e" fo:background-color="transparent" loext:char-shading-value="0"/>
    </style:style>
    <style:style style:name="T485" style:family="text">
      <style:text-properties fo:color="#ffffff" loext:opacity="100%" fo:language="en" fo:country="US" officeooo:rsid="0246d43b" fo:background-color="transparent" loext:char-shading-value="0"/>
    </style:style>
    <style:style style:name="T486" style:family="text">
      <style:text-properties fo:color="#ffff00" loext:opacity="100%" fo:language="en" fo:country="US" officeooo:rsid="0238a248" fo:background-color="transparent" loext:char-shading-value="0"/>
    </style:style>
    <style:style style:name="T487" style:family="text">
      <style:text-properties fo:color="#ffff00" loext:opacity="100%" fo:language="en" fo:country="US" officeooo:rsid="023eef1a" fo:background-color="transparent" loext:char-shading-value="0"/>
    </style:style>
    <style:style style:name="T488" style:family="text">
      <style:text-properties fo:color="#ffffff" loext:opacity="100%" fo:language="en" fo:country="US" officeooo:rsid="023aed66" fo:background-color="transparent" loext:char-shading-value="0"/>
    </style:style>
    <style:style style:name="T489" style:family="text">
      <style:text-properties fo:language="en" fo:country="US" officeooo:rsid="023aed66" fo:background-color="transparent" loext:char-shading-value="0"/>
    </style:style>
    <style:style style:name="T490" style:family="text">
      <style:text-properties fo:language="en" fo:country="US" officeooo:rsid="027ea990" fo:background-color="transparent" loext:char-shading-value="0"/>
    </style:style>
    <style:style style:name="T491" style:family="text">
      <style:text-properties fo:language="en" fo:country="US" officeooo:rsid="023b4a13" fo:background-color="transparent" loext:char-shading-value="0"/>
    </style:style>
    <style:style style:name="T492" style:family="text">
      <style:text-properties fo:color="#ffffff" loext:opacity="100%" fo:language="en" fo:country="US" officeooo:rsid="023b4a13" fo:background-color="transparent" loext:char-shading-value="0"/>
    </style:style>
    <style:style style:name="T493" style:family="text">
      <style:text-properties fo:color="#ffffff" loext:opacity="100%" fo:language="en" fo:country="US" officeooo:rsid="023c4255" fo:background-color="transparent" loext:char-shading-value="0"/>
    </style:style>
    <style:style style:name="T494" style:family="text">
      <style:text-properties fo:color="#000000" loext:opacity="100%" style:font-name="Arial" fo:font-size="12pt" fo:language="en" fo:country="US" officeooo:rsid="02495f4f" fo:background-color="#ffff00" loext:char-shading-value="0" style:font-size-asian="10.5pt" style:font-size-complex="12pt"/>
    </style:style>
    <style:style style:name="T495" style:family="text">
      <style:text-properties fo:color="#ffffff" loext:opacity="100%" fo:language="en" fo:country="US" officeooo:rsid="02470bcc" fo:background-color="transparent" loext:char-shading-value="0"/>
    </style:style>
    <style:style style:name="T496" style:family="text">
      <style:text-properties fo:language="en" fo:country="US" officeooo:rsid="02470bcc" fo:background-color="transparent" loext:char-shading-value="0"/>
    </style:style>
    <style:style style:name="T497" style:family="text">
      <style:text-properties fo:language="en" fo:country="US" fo:font-weight="normal" officeooo:rsid="02470bcc" fo:background-color="transparent" loext:char-shading-value="0"/>
    </style:style>
    <style:style style:name="T498" style:family="text">
      <style:text-properties fo:color="#ffffff" loext:opacity="100%" fo:language="en" fo:country="US" officeooo:rsid="02472bfc" fo:background-color="transparent" loext:char-shading-value="0"/>
    </style:style>
    <style:style style:name="T499" style:family="text">
      <style:text-properties fo:color="#ffff00" loext:opacity="100%" fo:language="en" fo:country="US" officeooo:rsid="025c1650" fo:background-color="transparent" loext:char-shading-value="0"/>
    </style:style>
    <style:style style:name="T500" style:family="text">
      <style:text-properties fo:language="en" fo:country="US" officeooo:rsid="0247d4be" fo:background-color="transparent" loext:char-shading-value="0"/>
    </style:style>
    <style:style style:name="T501" style:family="text">
      <style:text-properties fo:color="#000000" loext:opacity="100%" style:font-name="Arial" fo:font-size="12pt" fo:language="en" fo:country="US" officeooo:rsid="024015ca" fo:background-color="#ffff00" loext:char-shading-value="0" style:font-size-asian="10.5pt" style:font-size-complex="12pt"/>
    </style:style>
    <style:style style:name="T502" style:family="text">
      <style:text-properties fo:color="#000000" loext:opacity="100%" style:font-name="Arial" fo:font-size="12pt" fo:language="en" fo:country="US" officeooo:rsid="02448d2e" fo:background-color="#ffff00" loext:char-shading-value="0" style:font-size-asian="10.5pt" style:font-size-complex="12pt"/>
    </style:style>
    <style:style style:name="T503" style:family="text">
      <style:text-properties fo:color="#ffffff" loext:opacity="100%" fo:language="en" fo:country="US" fo:font-weight="normal" officeooo:rsid="024015ca" fo:background-color="transparent" loext:char-shading-value="0"/>
    </style:style>
    <style:style style:name="T504" style:family="text">
      <style:text-properties fo:language="en" fo:country="US" officeooo:rsid="024015ca" fo:background-color="transparent" loext:char-shading-value="0"/>
    </style:style>
    <style:style style:name="T505" style:family="text">
      <style:text-properties fo:color="#ffffff" loext:opacity="100%" fo:language="en" fo:country="US" officeooo:rsid="024015ca" fo:background-color="transparent" loext:char-shading-value="0"/>
    </style:style>
    <style:style style:name="T506" style:family="text">
      <style:text-properties fo:color="#ffffff" loext:opacity="100%" fo:language="en" fo:country="US" officeooo:rsid="0240edad" fo:background-color="transparent" loext:char-shading-value="0"/>
    </style:style>
    <style:style style:name="T507" style:family="text">
      <style:text-properties fo:language="en" fo:country="US" officeooo:rsid="0240edad" fo:background-color="transparent" loext:char-shading-value="0"/>
    </style:style>
    <style:style style:name="T508" style:family="text">
      <style:text-properties fo:color="#ffffff" loext:opacity="100%" fo:language="en" fo:country="US" officeooo:rsid="0241a2b7" fo:background-color="transparent" loext:char-shading-value="0"/>
    </style:style>
    <style:style style:name="T509" style:family="text">
      <style:text-properties fo:color="#ffffff" loext:opacity="100%" fo:language="en" fo:country="US" officeooo:rsid="025e57e2" fo:background-color="transparent" loext:char-shading-value="0"/>
    </style:style>
    <style:style style:name="T510" style:family="text">
      <style:text-properties fo:language="en" fo:country="US" officeooo:rsid="0241a2b7" fo:background-color="transparent" loext:char-shading-value="0"/>
    </style:style>
    <style:style style:name="T511" style:family="text">
      <style:text-properties fo:color="#000000" loext:opacity="100%" style:font-name="Arial" fo:font-size="12pt" fo:language="en" fo:country="US" officeooo:rsid="0251d31d" fo:background-color="#ffff00" loext:char-shading-value="0" style:font-size-asian="10.5pt" style:font-size-complex="12pt"/>
    </style:style>
    <style:style style:name="T512" style:family="text">
      <style:text-properties fo:color="#ffffff" loext:opacity="100%" fo:language="en" fo:country="US" officeooo:rsid="024a1d22" fo:background-color="transparent" loext:char-shading-value="0"/>
    </style:style>
    <style:style style:name="T513" style:family="text">
      <style:text-properties fo:color="#ffff00" loext:opacity="100%" fo:language="en" fo:country="US" officeooo:rsid="024a1d22" fo:background-color="transparent" loext:char-shading-value="0"/>
    </style:style>
    <style:style style:name="T514" style:family="text">
      <style:text-properties fo:color="#ffffff" loext:opacity="100%" fo:language="en" fo:country="US" officeooo:rsid="024c2399" fo:background-color="transparent" loext:char-shading-value="0"/>
    </style:style>
    <style:style style:name="T515" style:family="text">
      <style:text-properties fo:language="en" fo:country="US" officeooo:rsid="024e9b41" fo:background-color="transparent" loext:char-shading-value="0"/>
    </style:style>
    <style:style style:name="T516" style:family="text">
      <style:text-properties fo:color="#ffffff" loext:opacity="100%" fo:language="en" fo:country="US" officeooo:rsid="025292d9" fo:background-color="transparent" loext:char-shading-value="0"/>
    </style:style>
    <style:style style:name="T517" style:family="text">
      <style:text-properties fo:color="#ffff00" loext:opacity="100%" fo:language="en" fo:country="US" officeooo:rsid="025292d9" fo:background-color="transparent" loext:char-shading-value="0"/>
    </style:style>
    <style:style style:name="T518" style:family="text">
      <style:text-properties fo:language="en" fo:country="US" officeooo:rsid="025292d9" fo:background-color="transparent" loext:char-shading-value="0"/>
    </style:style>
    <style:style style:name="T519" style:family="text">
      <style:text-properties fo:language="en" fo:country="US" officeooo:rsid="0254cae6" fo:background-color="transparent" loext:char-shading-value="0"/>
    </style:style>
    <style:style style:name="T520" style:family="text">
      <style:text-properties fo:language="en" fo:country="US" officeooo:rsid="0257fd70" fo:background-color="transparent" loext:char-shading-value="0"/>
    </style:style>
    <style:style style:name="T521" style:family="text">
      <style:text-properties fo:language="en" fo:country="US" officeooo:rsid="02547349" fo:background-color="transparent" loext:char-shading-value="0"/>
    </style:style>
    <style:style style:name="T522" style:family="text">
      <style:text-properties fo:language="en" fo:country="US" officeooo:rsid="0259010e" fo:background-color="transparent" loext:char-shading-value="0"/>
    </style:style>
    <style:style style:name="T523" style:family="text">
      <style:text-properties fo:color="#000000" loext:opacity="100%" style:font-name="Arial" fo:font-size="12pt" fo:language="en" fo:country="US" officeooo:rsid="025ed74d" fo:background-color="#ffff00" loext:char-shading-value="0" style:font-size-asian="10.5pt" style:font-size-complex="12pt"/>
    </style:style>
    <style:style style:name="T524" style:family="text">
      <style:text-properties fo:color="#ffffff" loext:opacity="100%" fo:language="en" fo:country="US" officeooo:rsid="025ed74d" fo:background-color="transparent" loext:char-shading-value="0"/>
    </style:style>
    <style:style style:name="T525" style:family="text">
      <style:text-properties fo:language="en" fo:country="US" officeooo:rsid="025ed74d" fo:background-color="transparent" loext:char-shading-value="0"/>
    </style:style>
    <style:style style:name="T526" style:family="text">
      <style:text-properties fo:language="en" fo:country="US" officeooo:rsid="0262365f" fo:background-color="transparent" loext:char-shading-value="0"/>
    </style:style>
    <style:style style:name="T527" style:family="text">
      <style:text-properties fo:language="en" fo:country="US" officeooo:rsid="02607ae6" fo:background-color="transparent" loext:char-shading-value="0"/>
    </style:style>
    <style:style style:name="T528" style:family="text">
      <style:text-properties fo:color="#000000" loext:opacity="100%" style:font-name="Arial" fo:font-size="12pt" fo:language="en" fo:country="US" officeooo:rsid="0263a152" fo:background-color="#ffff00" loext:char-shading-value="0" style:font-size-asian="10.5pt" style:font-size-complex="12pt"/>
    </style:style>
    <style:style style:name="T529" style:family="text">
      <style:text-properties fo:color="#ffffff" loext:opacity="100%" fo:language="en" fo:country="US" officeooo:rsid="0263a152" fo:background-color="transparent" loext:char-shading-value="0"/>
    </style:style>
    <style:style style:name="T530" style:family="text">
      <style:text-properties fo:language="en" fo:country="US" officeooo:rsid="0263a152" fo:background-color="transparent" loext:char-shading-value="0"/>
    </style:style>
    <style:style style:name="T531" style:family="text">
      <style:text-properties fo:language="en" fo:country="US" officeooo:rsid="02641efe" fo:background-color="transparent" loext:char-shading-value="0"/>
    </style:style>
    <style:style style:name="T532" style:family="text">
      <style:text-properties fo:color="#ffffff" loext:opacity="100%" fo:language="en" fo:country="US" officeooo:rsid="02641efe" fo:background-color="transparent" loext:char-shading-value="0"/>
    </style:style>
    <style:style style:name="T533" style:family="text">
      <style:text-properties fo:color="#000000" loext:opacity="100%" style:font-name="Arial" fo:font-size="12pt" fo:language="en" fo:country="US" officeooo:rsid="02690de9" fo:background-color="#ffff00" loext:char-shading-value="0" style:font-size-asian="10.5pt" style:font-size-complex="12pt"/>
    </style:style>
    <style:style style:name="T534" style:family="text">
      <style:text-properties fo:color="#ffffff" loext:opacity="100%" fo:language="en" fo:country="US" officeooo:rsid="02669d89" fo:background-color="transparent" loext:char-shading-value="0"/>
    </style:style>
    <style:style style:name="T535" style:family="text">
      <style:text-properties fo:language="en" fo:country="US" officeooo:rsid="02669d89" fo:background-color="transparent" loext:char-shading-value="0"/>
    </style:style>
    <style:style style:name="T536" style:family="text">
      <style:text-properties fo:language="en" fo:country="US" officeooo:rsid="0268267e" fo:background-color="transparent" loext:char-shading-value="0"/>
    </style:style>
    <style:style style:name="T537" style:family="text">
      <style:text-properties fo:color="#ffffff" loext:opacity="100%" fo:language="en" fo:country="US" officeooo:rsid="0268267e" fo:background-color="transparent" loext:char-shading-value="0"/>
    </style:style>
    <style:style style:name="T538" style:family="text">
      <style:text-properties fo:color="#000000" loext:opacity="100%" style:font-name="Arial" fo:font-size="12pt" fo:language="en" fo:country="US" officeooo:rsid="026ae30d" fo:background-color="#ffff00" loext:char-shading-value="0" style:font-size-asian="10.5pt" style:font-size-complex="12pt"/>
    </style:style>
    <style:style style:name="T539" style:family="text">
      <style:text-properties fo:color="#ffffff" loext:opacity="100%" fo:language="en" fo:country="US" officeooo:rsid="026ae30d" fo:background-color="transparent" loext:char-shading-value="0"/>
    </style:style>
    <style:style style:name="T540" style:family="text">
      <style:text-properties fo:color="#a1467e" loext:opacity="100%" fo:language="en" fo:country="US" officeooo:rsid="00c3c542" fo:background-color="transparent" loext:char-shading-value="0"/>
    </style:style>
    <style:style style:name="T541" style:family="text">
      <style:text-properties fo:color="#ffffff" loext:opacity="100%" fo:language="en" fo:country="US" officeooo:rsid="026af710" fo:background-color="transparent" loext:char-shading-value="0"/>
    </style:style>
    <style:style style:name="T542" style:family="text">
      <style:text-properties fo:color="#ffffff" loext:opacity="100%" fo:language="en" fo:country="US" officeooo:rsid="026cc31e" fo:background-color="transparent" loext:char-shading-value="0"/>
    </style:style>
    <style:style style:name="T543" style:family="text">
      <style:text-properties fo:language="en" fo:country="US" officeooo:rsid="026cc31e" fo:background-color="transparent" loext:char-shading-value="0"/>
    </style:style>
    <style:style style:name="T544" style:family="text">
      <style:text-properties fo:language="en" fo:country="US" officeooo:rsid="026d4176" fo:background-color="transparent" loext:char-shading-value="0"/>
    </style:style>
    <style:style style:name="T545" style:family="text">
      <style:text-properties fo:color="#ffffff" loext:opacity="100%" fo:language="en" fo:country="US" officeooo:rsid="026d4176" fo:background-color="transparent" loext:char-shading-value="0"/>
    </style:style>
    <style:style style:name="T546" style:family="text">
      <style:text-properties fo:color="#ffffff" loext:opacity="100%" fo:language="en" fo:country="US" officeooo:rsid="026e4b77" fo:background-color="transparent" loext:char-shading-value="0"/>
    </style:style>
    <style:style style:name="T547" style:family="text">
      <style:text-properties fo:language="en" fo:country="US" officeooo:rsid="026e4b77" fo:background-color="transparent" loext:char-shading-value="0"/>
    </style:style>
    <style:style style:name="T548" style:family="text">
      <style:text-properties fo:language="en" fo:country="US" officeooo:rsid="0275e1c8" fo:background-color="transparent" loext:char-shading-value="0"/>
    </style:style>
    <style:style style:name="T549" style:family="text">
      <style:text-properties fo:language="en" fo:country="US" officeooo:rsid="026fce6d" fo:background-color="transparent" loext:char-shading-value="0"/>
    </style:style>
    <style:style style:name="T550" style:family="text">
      <style:text-properties fo:language="en" fo:country="US" officeooo:rsid="0270d3a5" fo:background-color="transparent" loext:char-shading-value="0"/>
    </style:style>
    <style:style style:name="T551" style:family="text">
      <style:text-properties fo:color="#000000" loext:opacity="100%" style:font-name="Arial" fo:font-size="12pt" fo:language="en" fo:country="US" officeooo:rsid="0271eb58" fo:background-color="#ffff00" loext:char-shading-value="0" style:font-size-asian="10.5pt" style:font-size-complex="12pt"/>
    </style:style>
    <style:style style:name="T552" style:family="text">
      <style:text-properties fo:color="#ffffff" loext:opacity="100%" fo:language="en" fo:country="US" officeooo:rsid="0271eb58" fo:background-color="transparent" loext:char-shading-value="0"/>
    </style:style>
    <style:style style:name="T553" style:family="text">
      <style:text-properties fo:language="en" fo:country="US" officeooo:rsid="0271eb58" fo:background-color="transparent" loext:char-shading-value="0"/>
    </style:style>
    <style:style style:name="T554" style:family="text">
      <style:text-properties fo:language="en" fo:country="US" officeooo:rsid="02742be5" fo:background-color="transparent" loext:char-shading-value="0"/>
    </style:style>
    <style:style style:name="T555" style:family="text">
      <style:text-properties fo:language="en" fo:country="US" officeooo:rsid="02751288" fo:background-color="transparent" loext:char-shading-value="0"/>
    </style:style>
    <style:style style:name="T556" style:family="text">
      <style:text-properties fo:language="en" fo:country="US" officeooo:rsid="02748431" fo:background-color="transparent" loext:char-shading-value="0"/>
    </style:style>
    <style:style style:name="T557" style:family="text">
      <style:text-properties fo:color="#000000" loext:opacity="100%" style:font-name="Arial" fo:font-size="12pt" fo:language="en" fo:country="US" officeooo:rsid="0277b832" fo:background-color="#ffff00" loext:char-shading-value="0" style:font-size-asian="10.5pt" style:font-size-complex="12pt"/>
    </style:style>
    <style:style style:name="T558" style:family="text">
      <style:text-properties fo:color="#ffffff" loext:opacity="100%" fo:language="en" fo:country="US" officeooo:rsid="0277b832" fo:background-color="transparent" loext:char-shading-value="0"/>
    </style:style>
    <style:style style:name="T559" style:family="text">
      <style:text-properties fo:language="en" fo:country="US" officeooo:rsid="0277b832" fo:background-color="transparent" loext:char-shading-value="0"/>
    </style:style>
    <style:style style:name="T560" style:family="text">
      <style:text-properties fo:language="en" fo:country="US" officeooo:rsid="0279b16c" fo:background-color="transparent" loext:char-shading-value="0"/>
    </style:style>
    <style:style style:name="T561" style:family="text">
      <style:text-properties fo:language="en" fo:country="US" officeooo:rsid="027b73d2" fo:background-color="transparent" loext:char-shading-value="0"/>
    </style:style>
    <style:style style:name="T562" style:family="text">
      <style:text-properties fo:language="en" fo:country="US" officeooo:rsid="027c15c2" fo:background-color="transparent" loext:char-shading-value="0"/>
    </style:style>
    <style:style style:name="T563" style:family="text">
      <style:text-properties fo:color="#000000" loext:opacity="100%" style:font-name="Arial" fo:font-size="18pt" fo:language="en" fo:country="US" officeooo:rsid="02808f7a" fo:background-color="#ff8000" loext:char-shading-value="0" style:font-size-asian="18pt" style:font-size-complex="18pt"/>
    </style:style>
    <style:style style:name="T564" style:family="text">
      <style:text-properties fo:color="#000000" loext:opacity="100%" style:font-name="Arial" fo:font-size="12pt" fo:language="en" fo:country="US" officeooo:rsid="02808f7a" fo:background-color="#ff8000" loext:char-shading-value="0" style:font-size-asian="10.5pt" style:font-size-complex="12pt"/>
    </style:style>
    <style:style style:name="T565" style:family="text">
      <style:text-properties fo:color="#ffffff" loext:opacity="100%" fo:language="en" fo:country="US" officeooo:rsid="02808f7a" fo:background-color="transparent" loext:char-shading-value="0"/>
    </style:style>
    <style:style style:name="T566" style:family="text">
      <style:text-properties fo:language="en" fo:country="US" officeooo:rsid="02808f7a" fo:background-color="transparent" loext:char-shading-value="0"/>
    </style:style>
    <style:style style:name="T567" style:family="text">
      <style:text-properties fo:language="en" fo:country="US" fo:background-color="transparent" loext:char-shading-value="0"/>
    </style:style>
    <style:style style:name="T568" style:family="text">
      <style:text-properties fo:color="#000000" loext:opacity="100%" style:font-name="Arial" fo:font-size="12pt" fo:language="en" fo:country="US" officeooo:rsid="028819fd" fo:background-color="#ff8000" loext:char-shading-value="0" style:font-size-asian="10.5pt" style:font-size-complex="12pt"/>
    </style:style>
    <style:style style:name="T569" style:family="text">
      <style:text-properties fo:language="en" fo:country="US" officeooo:rsid="02823adc" fo:background-color="transparent" loext:char-shading-value="0"/>
    </style:style>
    <style:style style:name="T570" style:family="text">
      <style:text-properties fo:language="en" fo:country="US" officeooo:rsid="0282aa7c" fo:background-color="transparent" loext:char-shading-value="0"/>
    </style:style>
    <style:style style:name="T571" style:family="text">
      <style:text-properties fo:color="#ffffff" loext:opacity="100%" fo:language="en" fo:country="US" officeooo:rsid="0282aa7c" fo:background-color="transparent" loext:char-shading-value="0"/>
    </style:style>
    <style:style style:name="T572" style:family="text">
      <style:text-properties fo:language="en" fo:country="US" officeooo:rsid="02872b30" fo:background-color="transparent" loext:char-shading-value="0"/>
    </style:style>
    <style:style style:name="T573" style:family="text">
      <style:text-properties fo:color="#ffffff" loext:opacity="100%" fo:language="en" fo:country="US" officeooo:rsid="02835437" fo:background-color="transparent" loext:char-shading-value="0"/>
    </style:style>
    <style:style style:name="T574" style:family="text">
      <style:text-properties fo:language="en" fo:country="US" officeooo:rsid="02835437" fo:background-color="transparent" loext:char-shading-value="0"/>
    </style:style>
    <style:style style:name="T575" style:family="text">
      <style:text-properties fo:color="#ffffff" loext:opacity="100%" fo:language="en" fo:country="US" officeooo:rsid="0285e823" fo:background-color="transparent" loext:char-shading-value="0"/>
    </style:style>
    <style:style style:name="T576" style:family="text">
      <style:text-properties fo:language="en" fo:country="US" officeooo:rsid="0285e823" fo:background-color="transparent" loext:char-shading-value="0"/>
    </style:style>
    <style:style style:name="T577" style:family="text">
      <style:text-properties fo:color="#ffffff" loext:opacity="100%" fo:language="en" fo:country="US" officeooo:rsid="028819fd" fo:background-color="transparent" loext:char-shading-value="0"/>
    </style:style>
    <style:style style:name="T578" style:family="text">
      <style:text-properties fo:color="#ffffff" loext:opacity="100%" fo:language="en" fo:country="US" officeooo:rsid="028832b8" fo:background-color="transparent" loext:char-shading-value="0"/>
    </style:style>
    <style:style style:name="T579" style:family="text">
      <style:text-properties fo:language="en" fo:country="US" officeooo:rsid="028832b8" fo:background-color="transparent" loext:char-shading-value="0"/>
    </style:style>
    <style:style style:name="T580" style:family="text">
      <style:text-properties fo:language="en" fo:country="US" officeooo:rsid="0289f25b" fo:background-color="transparent" loext:char-shading-value="0"/>
    </style:style>
    <style:style style:name="T581" style:family="text">
      <style:text-properties fo:color="#ffffff" loext:opacity="100%" fo:language="en" fo:country="US" officeooo:rsid="0289f25b" fo:background-color="transparent" loext:char-shading-value="0"/>
    </style:style>
    <style:style style:name="T582" style:family="text">
      <style:text-properties fo:color="#ffffff" loext:opacity="100%" fo:language="en" fo:country="US" officeooo:rsid="028bb4cf" fo:background-color="transparent" loext:char-shading-value="0"/>
    </style:style>
    <style:style style:name="T583" style:family="text">
      <style:text-properties fo:language="en" fo:country="US" officeooo:rsid="028bb4cf" fo:background-color="transparent" loext:char-shading-value="0"/>
    </style:style>
    <style:style style:name="T584" style:family="text">
      <style:text-properties fo:language="en" fo:country="US" officeooo:rsid="028d6099" fo:background-color="transparent" loext:char-shading-value="0"/>
    </style:style>
    <style:style style:name="T585" style:family="text">
      <style:text-properties fo:color="#ffffff" loext:opacity="100%" fo:language="en" fo:country="US" officeooo:rsid="028d6099" fo:background-color="transparent" loext:char-shading-value="0"/>
    </style:style>
    <style:style style:name="T586" style:family="text">
      <style:text-properties fo:color="#ffffff" loext:opacity="100%" fo:language="en" fo:country="US" officeooo:rsid="028f5ec4" fo:background-color="transparent" loext:char-shading-value="0"/>
    </style:style>
    <style:style style:name="T587" style:family="text">
      <style:text-properties fo:language="en" fo:country="US" officeooo:rsid="028f5ec4" fo:background-color="transparent" loext:char-shading-value="0"/>
    </style:style>
    <style:style style:name="T588" style:family="text">
      <style:text-properties fo:color="#000000" loext:opacity="100%" style:font-name="Arial" fo:font-size="12pt" fo:language="en" fo:country="US" officeooo:rsid="028fd998" fo:background-color="#ff8000" loext:char-shading-value="0" style:font-size-asian="10.5pt" style:font-size-complex="12pt"/>
    </style:style>
    <style:style style:name="T589" style:family="text">
      <style:text-properties fo:color="#ffffff" loext:opacity="100%" fo:language="en" fo:country="US" officeooo:rsid="028fd998" fo:background-color="transparent" loext:char-shading-value="0"/>
    </style:style>
    <style:style style:name="T590" style:family="text">
      <style:text-properties fo:language="en" fo:country="US" officeooo:rsid="028fd998"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text:span></text:span><text:span text:style-name="_3c_C_3e_"><text:span text:style-name="T464">o más bien controlar posibles errores en el código</text:span></text:span><text:span text:style-name="_3c_C_3e_"><text:span text:style-name="T463"> </text:span></text:span><text:span text:style-name="_3c_C_3e_"><text:span text:style-name="T464">y no cometer Segfault</text:span></text:span></text:p>
      <text:h text:style-name="P522"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68">Try-Catch</text:span></text:span></text:h>
      <text:p text:style-name="P523"><text:span text:style-name="_3c_C_3e_"><text:span text:style-name="T469">Es el método general y sirve desde C++98. </text:span></text:span><text:span text:style-name="_3c_C_3e_"><text:span text:style-name="T470">La teoría es que se generan dos bloques. Uno </text:span></text:span><text:span text:style-name="_3c_C_2b__2b__3e_"><text:span text:style-name="T352">try</text:span></text:span><text:span text:style-name="_3c_C_3e_"><text:span text:style-name="T470"> en donde se prueba el código problemático y en el habrá un if, que lanzará un </text:span></text:span><text:span text:style-name="_3c_C_2b__2b__3e_"><text:span text:style-name="T352">throw</text:span></text:span><text:span text:style-name="_3c_C_3e_"><text:span text:style-name="T470"> (una excepción) y lo pillará el bloque del </text:span></text:span><text:span text:style-name="_3c_C_2b__2b__3e_"><text:span text:style-name="T352">catch</text:span></text:span><text:span text:style-name="_3c_C_3e_"><text:span text:style-name="T470">,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1">codigo conflictivo</text:span></text:span></text:p>
      <text:p text:style-name="P524"><text:span text:style-name="_3c_C_3e_"><text:span text:style-name="T471"><text:tab/>if (</text:span></text:span><text:span text:style-name="_2f__2f_C"><text:span text:style-name="T471">//condición a comprobar</text:span></text:span><text:span text:style-name="_3c_C_3e_"><text:span text:style-name="T471">)</text:span></text:span></text:p>
      <text:p text:style-name="P524"><text:span text:style-name="_3c_C_3e_"><text:span text:style-name="T471"><text:tab/><text:tab/></text:span></text:span><text:span text:style-name="_3c_C_2b__2b__3e_"><text:span text:style-name="T352">throw</text:span></text:span><text:span text:style-name="_3c_C_3e_"><text:span text:style-name="T471"> 0; </text:span></text:span><text:span text:style-name="_2f__2f_C"><text:span text:style-name="T471">//0 o lo que sea</text:span></text:span></text:p>
      <text:p text:style-name="P524"><text:span text:style-name="_3c_C_3e_"><text:span text:style-name="T471">}</text:span></text:span><text:span text:style-name="_3c_C_2b__2b__3e_"><text:span text:style-name="T352">catch</text:span></text:span><text:span text:style-name="_3c_C_3e_"><text:span text:style-name="T471">(variable lanzada){//mostrar error}</text:span></text:span></text:p>
      <text:p text:style-name="P525"><text:span text:style-name="_3c_C_3e_"><text:span text:style-name="T472"/></text:span></text:p>
      <text:p text:style-name="P525"><text:span text:style-name="_3c_C_3e_"><text:span text:style-name="T472">ejemplo:</text:span></text:span></text:p>
      <text:p text:style-name="P525"><text:span text:style-name="_3c_C_3e_"><text:span text:style-name="T473">int<text:tab/>num{0};</text:span></text:span></text:p>
      <text:p text:style-name="P525"><text:span text:style-name="_3c_C_2b__2b__3e_"><text:span text:style-name="T352">try</text:span></text:span><text:span text:style-name="_3c_C_3e_"><text:span text:style-name="T473">{if (num == 0) </text:span></text:span><text:span text:style-name="_2f__2f_C"><text:span text:style-name="T473">//se meterá seguro aqui</text:span></text:span></text:p>
      <text:p text:style-name="P525"><text:span text:style-name="_3c_C_3e_"><text:span text:style-name="T473"><text:tab/></text:span></text:span><text:span text:style-name="_3c_C_2b__2b__3e_"><text:span text:style-name="T352">throw</text:span></text:span><text:span text:style-name="_3c_C_3e_"><text:span text:style-name="T473"> 0; </text:span></text:span><text:span text:style-name="_2f__2f_C"><text:span text:style-name="T473">//lanza la excepción</text:span></text:span></text:p>
      <text:p text:style-name="P525"><text:span text:style-name="_3c_C_3e_"><text:span text:style-name="T473">num++; </text:span></text:span><text:span text:style-name="_2f__2f_C"><text:span text:style-name="T473">//nunca llega aquí</text:span></text:span></text:p>
      <text:p text:style-name="P525"><text:span text:style-name="_3c_C_3e_"><text:span text:style-name="T473">}</text:span></text:span><text:span text:style-name="_3c_C_2b__2b__3e_"><text:span text:style-name="T352">catch</text:span></text:span><text:span text:style-name="_3c_C_3e_"><text:span text:style-name="T473">(int ex){ </text:span></text:span><text:span text:style-name="_2f__2f_C"><text:span text:style-name="T473">//ex es la excepción lanzada</text:span></text:span></text:p>
      <text:p text:style-name="P525"><text:span text:style-name="_3c_C_3e_"><text:span text:style-name="T473"><text:tab/>std::cout &lt;&lt; “Algo fue mal con codigo ” &lt;&lt; ex &lt;&lt; std::endl;</text:span></text:span></text:p>
      <text:p text:style-name="P525"><text:span text:style-name="_3c_C_3e_"><text:span text:style-name="T473"/></text:span></text:p>
      <text:p text:style-name="P525"><text:span text:style-name="_3c_C_3e_"><text:span text:style-name="T474">MUY IMPORTANTE!! todo aquello que se declare en el </text:span></text:span><text:span text:style-name="_3c_C_2b__2b__3e_"><text:span text:style-name="T352">try</text:span></text:span><text:span text:style-name="_3c_C_3e_"><text:span text:style-name="T474"> si es local se pierde y si se reserva memoria también y habrá leaks.</text:span></text:span></text:p>
      <text:p text:style-name="P525"><text:span text:style-name="_3c_C_3e_"><text:span text:style-name="T472">1. </text:span></text:span><text:span text:style-name="_3c_C_3e_"><text:span text:style-name="T475">V</text:span></text:span><text:span text:style-name="_3c_C_3e_"><text:span text:style-name="T472">ariables locales destruidas fuera d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3">{</text:span></text:span></text:p>
      <text:p text:style-name="P525"><text:span text:style-name="_3c_C_3e_"><text:span text:style-name="T473">int<text:tab/>num = 0;</text:span></text:span></text:p>
      <text:p text:style-name="P525"><text:span text:style-name="_3c_C_3e_"><text:span text:style-name="T473">int<text:tab/>*p_num = &amp;num; </text:span></text:span><text:span text:style-name="_2f__2f_C"><text:span text:style-name="T473">//</text:span></text:span><text:span text:style-name="_2f__2f_C"><text:span text:style-name="T476">variable puntero local del try</text:span></text:span></text:p>
      <text:p text:style-name="P526"><text:span text:style-name="_3c_C_3e_"><text:span text:style-name="T476">while (1){</text:span></text:span></text:p>
      <text:p text:style-name="P525"><text:span text:style-name="_3c_C_3e_"><text:span text:style-name="T473"><text:tab/></text:span></text:span><text:span text:style-name="_3c_C_3e_"><text:span text:style-name="T476">i</text:span></text:span><text:span text:style-name="_3c_C_3e_"><text:span text:style-name="T473">f (num == 5)</text:span></text:span></text:p>
      <text:p text:style-name="P525"><text:span text:style-name="_3c_C_3e_"><text:span text:style-name="T473"><text:tab/><text:tab/></text:span></text:span><text:span text:style-name="_3c_C_2b__2b__3e_"><text:span text:style-name="T352">throw</text:span></text:span><text:span text:style-name="_3c_C_3e_"><text:span text:style-name="T473"> p_num;</text:span></text:span></text:p>
      <text:p text:style-name="P525"><text:span text:style-name="_3c_C_3e_"><text:span text:style-name="T473"><text:tab/>(*</text:span></text:span><text:span text:style-name="_3c_C_3e_"><text:span text:style-name="T476">p_</text:span></text:span><text:span text:style-name="_3c_C_3e_"><text:span text:style-name="T473">num)++;</text:span></text:span></text:p>
      <text:p text:style-name="P526"><text:span text:style-name="_3c_C_3e_"><text:span text:style-name="T476">}</text:span></text:span></text:p>
      <text:p text:style-name="P525"><text:span text:style-name="_3c_C_3e_"><text:span text:style-name="T473">}</text:span></text:span><text:span text:style-name="_3c_C_2b__2b__3e_"><text:span text:style-name="T352">catch</text:span></text:span><text:span text:style-name="_3c_C_3e_"><text:span text:style-name="T473"> (int *ex){ </text:span></text:span><text:span text:style-name="_2f__2f_C"><text:span text:style-name="T473">//</text:span></text:span><text:span text:style-name="_2f__2f_C"><text:span text:style-name="T476">se recoge un puntero colgante ya que se destruye al salir del try</text:span></text:span></text:p>
      <text:p text:style-name="P525"><text:span text:style-name="_3c_C_3e_"><text:span text:style-name="T473"><text:tab/>std::cout &lt;&lt; “el error es: ” &lt;&lt; *ex &lt;&lt; std::endl;} </text:span></text:span><text:span text:style-name="_2f__2f_C"><text:span text:style-name="T473">//</text:span></text:span><text:span text:style-name="_2f__2f_C"><text:span text:style-name="T476">indefinido por puntero colgante</text:span></text:span></text:p>
      <text:p text:style-name="P525"><text:span text:style-name="_2f__2f_C"><text:span text:style-name="T476"/></text:span></text:p>
      <text:p text:style-name="P525"><text:span text:style-name="_2f__2f_C"><text:span text:style-name="T476"/></text:span></text:p>
      <text:p text:style-name="P526"><text:soft-page-break/><text:span text:style-name="_3c_C_3e_"><text:span text:style-name="T475">Sin embargo cuando se hace:</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int<text:tab/>num = 0;</text:span></text:span></text:p>
      <text:p text:style-name="P526"><text:span text:style-name="_3c_C_3e_"><text:span text:style-name="T476">while (1){</text:span></text:span></text:p>
      <text:p text:style-name="P526"><text:span text:style-name="_3c_C_3e_"><text:span text:style-name="T473"><text:tab/></text:span></text:span><text:span text:style-name="_3c_C_3e_"><text:span text:style-name="T476">i</text:span></text:span><text:span text:style-name="_3c_C_3e_"><text:span text:style-name="T473">f (num == 5)</text:span></text:span></text:p>
      <text:p text:style-name="P526"><text:span text:style-name="_3c_C_3e_"><text:span text:style-name="T473"><text:tab/><text:tab/></text:span></text:span><text:span text:style-name="_3c_C_2b__2b__3e_"><text:span text:style-name="T352">throw</text:span></text:span><text:span text:style-name="_3c_C_3e_"><text:span text:style-name="T473"> num;</text:span></text:span></text:p>
      <text:p text:style-name="P526"><text:span text:style-name="_3c_C_3e_"><text:span text:style-name="T473"><text:tab/>num)++;</text:span></text:span></text:p>
      <text:p text:style-name="P526"><text:span text:style-name="_3c_C_3e_"><text:span text:style-name="T476">}</text:span></text:span></text:p>
      <text:p text:style-name="P526"><text:span text:style-name="_3c_C_3e_"><text:span text:style-name="T473">}</text:span></text:span><text:span text:style-name="_3c_C_2b__2b__3e_"><text:span text:style-name="T352">catch</text:span></text:span><text:span text:style-name="_3c_C_3e_"><text:span text:style-name="T473"> (int </text:span></text:span><text:span text:style-name="_3c_C_3e_"><text:span text:style-name="T476">e</text:span></text:span><text:span text:style-name="_3c_C_3e_"><text:span text:style-name="T473">x){ </text:span></text:span><text:span text:style-name="_2f__2f_C"><text:span text:style-name="T473">//</text:span></text:span><text:span text:style-name="_2f__2f_C"><text:span text:style-name="T476">aqui aunque se borre del stack el num, se ha realizado una copia. Perfecto.</text:span></text:span></text:p>
      <text:p text:style-name="P526"><text:span text:style-name="_3c_C_3e_"><text:span text:style-name="T473"><text:tab/>std::cout &lt;&lt; “el error es: ” &lt;&lt; ex &lt;&lt; std::endl;} </text:span></text:span><text:span text:style-name="_2f__2f_C"><text:span text:style-name="T473">//</text:span></text:span><text:span text:style-name="_2f__2f_C"><text:span text:style-name="T476">sin problemas por que es una copia el throw.</text:span></text:span></text:p>
      <text:p text:style-name="P526"><text:span text:style-name="_3c_C_3e_"><text:span text:style-name="T477"/></text:span></text:p>
      <text:p text:style-name="P526"><text:span text:style-name="_3c_C_3e_"><text:span text:style-name="T477">2</text:span></text:span><text:span text:style-name="_3c_C_3e_"><text:span text:style-name="T472">. </text:span></text:span><text:span text:style-name="_3c_C_3e_"><text:span text:style-name="T475">Reservas de memoria en 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6"><text:span text:style-name="_3c_C_3e_"><text:span text:style-name="T473">int<text:tab/></text:span></text:span><text:span text:style-name="_3c_C_3e_"><text:span text:style-name="T476">num{0}</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text:tab/>int<text:tab/></text:span></text:span><text:span text:style-name="_3c_C_3e_"><text:span text:style-name="T476">*</text:span></text:span><text:span text:style-name="_3c_C_3e_"><text:span text:style-name="T478">p_</text:span></text:span><text:span text:style-name="_3c_C_3e_"><text:span text:style-name="T473">num = </text:span></text:span><text:span text:style-name="_3c_C_3e_"><text:span text:style-name="T476">new int</text:span></text:span><text:span text:style-name="_3c_C_3e_"><text:span text:style-name="T473">; </text:span></text:span><text:span text:style-name="_2f__2f_C"><text:span text:style-name="T473">//</text:span></text:span><text:span text:style-name="_2f__2f_C"><text:span text:style-name="T478">lo que se reserve dentro hay que liberarlo dentro del try.</text:span></text:span></text:p>
      <text:p text:style-name="P527"><text:span text:style-name="_3c_C_3e_"><text:span text:style-name="T478"><text:tab/>*p_num = num;</text:span></text:span></text:p>
      <text:p text:style-name="P526"><text:span text:style-name="_3c_C_3e_"><text:span text:style-name="T476"><text:tab/>i</text:span></text:span><text:span text:style-name="_3c_C_3e_"><text:span text:style-name="T473">f (</text:span></text:span><text:span text:style-name="_3c_C_3e_"><text:span text:style-name="T478">*p_</text:span></text:span><text:span text:style-name="_3c_C_3e_"><text:span text:style-name="T473">num == </text:span></text:span><text:span text:style-name="_3c_C_3e_"><text:span text:style-name="T478">0</text:span></text:span><text:span text:style-name="_3c_C_3e_"><text:span text:style-name="T473">)</text:span></text:span><text:span text:style-name="_3c_C_3e_"><text:span text:style-name="T478">{</text:span></text:span></text:p>
      <text:p text:style-name="P527"><text:span text:style-name="_3c_C_3e_"><text:span text:style-name="T473"><text:tab/><text:tab/></text:span></text:span><text:span text:style-name="_3c_C_2b__2b__3e_"><text:span text:style-name="T352">delete p_num;</text:span></text:span><text:span text:style-name="_2f__2f_C"><text:span text:style-name="T473">//</text:span></text:span><text:span text:style-name="_2f__2f_C"><text:span text:style-name="T478">si no se incluye esta linea habría leaks.</text:span></text:span></text:p>
      <text:p text:style-name="P527"><text:span text:style-name="_3c_C_3e_"><text:span text:style-name="T473"><text:tab/><text:tab/></text:span></text:span><text:span text:style-name="_3c_C_2b__2b__3e_"><text:span text:style-name="T352">throw</text:span></text:span><text:span text:style-name="_3c_C_3e_"><text:span text:style-name="T473"> </text:span></text:span><text:span text:style-name="_3c_C_3e_"><text:span text:style-name="T478">0</text:span></text:span><text:span text:style-name="_3c_C_3e_"><text:span text:style-name="T473">;</text:span></text:span></text:p>
      <text:p text:style-name="P527"><text:span text:style-name="_3c_C_3e_"><text:span text:style-name="T478"><text:tab/>}</text:span></text:span></text:p>
      <text:p text:style-name="P527"><text:span text:style-name="_3c_C_3e_"><text:span text:style-name="T473">}</text:span></text:span><text:span text:style-name="_3c_C_2b__2b__3e_"><text:span text:style-name="T352">catch</text:span></text:span><text:span text:style-name="_3c_C_3e_"><text:span text:style-name="T473"> (int ex){</text:span></text:span></text:p>
      <text:p text:style-name="P526"><text:span text:style-name="_3c_C_3e_"><text:span text:style-name="T473"><text:tab/>std::cout &lt;&lt; “el error es: ” &lt;&lt; ex &lt;&lt; std::endl;}</text:span></text:span></text:p>
      <text:p text:style-name="P528"><text:span text:style-name="_3c_C_3e_"><text:span text:style-name="T479">Hay que liberar dentro del if, por que si no habría leaks, ya que no hay manera de hacer una liberación de memoria fuera del try al ser el puntero local.</text:span></text:span></text:p>
      <text:p text:style-name="P528"><text:span text:style-name="_3c_C_3e_"><text:span text:style-name="T474"/></text:span></text:p>
      <text:p text:style-name="P529"><text:span text:style-name="_3c_C_3e_"><text:span text:style-name="T480">3. Throw en funciones anidadas.</text:span></text:span></text:p>
      <text:p text:style-name="P529"><text:span text:style-name="_3c_C_3e_"><text:span text:style-name="T480">Podemos lanzar catch dentro de funciones anidadas, pero hay que tener cuidado en no perder memoria:</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no se ejecutará los ...</text:span></text:span></text:p>
      <text:p text:style-name="P530"><text:span text:style-name="_3c_C_3e_"><text:span text:style-name="T482">f2(){f3(); …;} </text:span></text:span><text:span text:style-name="_2f__2f_C"><text:span text:style-name="T482">//</text:span></text:span><text:span text:style-name="_2f__2f_C"><text:span text:style-name="T483">no se ejecutará los ...</text:span></text:span></text:p>
      <text:p text:style-name="P529"><text:span text:style-name="_3c_C_3e_"><text:span text:style-name="T482">f3(){throw 0; …;} </text:span></text:span><text:span text:style-name="_2f__2f_C"><text:span text:style-name="T482">//</text:span></text:span><text:span text:style-name="_2f__2f_C"><text:span text:style-name="T483">no se ejecutará los ...</text:span></text:span></text:p>
      <text:p text:style-name="P529"><text:span text:style-name="_3c_C_3e_"><text:span text:style-name="T482">int main(){</text:span></text:span></text:p>
      <text:p text:style-name="P529"><text:span text:style-name="_3c_C_3e_"><text:span text:style-name="T482"><text:tab/>try{</text:span></text:span></text:p>
      <text:p text:style-name="P529"><text:span text:style-name="_3c_C_3e_"><text:span text:style-name="T482"><text:tab/><text:tab/>f1();</text:span></text:span></text:p>
      <text:p text:style-name="P529"><text:span text:style-name="_3c_C_3e_"><text:span text:style-name="T482"><text:tab/>}catch(int ex){}</text:span></text:span></text:p>
      <text:p text:style-name="P529"><text:soft-page-break/><text:span text:style-name="_3c_C_3e_"><text:span text:style-name="T482">}</text:span></text:span></text:p>
      <text:p text:style-name="P529"><text:span text:style-name="_3c_C_3e_"><text:span text:style-name="T48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4">). Tratará de buscar un </text:span></text:span><text:span text:style-name="_3c_C_2b__2b__3e_"><text:span text:style-name="T352">catch</text:span></text:span><text:span text:style-name="_3c_C_3e_"><text:span text:style-name="T484"> en f2 y no lo encontrará, por lo que sus </text:span></text:span><text:span text:style-name="_3c_C_3e_"><text:span text:style-name="T352">…</text:span></text:span><text:span text:style-name="_3c_C_3e_"><text:span text:style-name="T484"> despu</text:span></text:span><text:span text:style-name="_3c_C_3e_"><text:span text:style-name="T485">é</text:span></text:span><text:span text:style-name="_3c_C_3e_"><text:span text:style-name="T484">s de la llamada a f3 en f2 no se ejecutará y pasará a buscar el </text:span></text:span><text:span text:style-name="_3c_C_2b__2b__3e_"><text:span text:style-name="T352">catch</text:span></text:span><text:span text:style-name="_3c_C_3e_"><text:span text:style-name="T484"> en f1, y como no lo encontrará, no ejecutará el resto de </text:span></text:span><text:span text:style-name="_3c_C_3e_"><text:span text:style-name="T352">…</text:span></text:span><text:span text:style-name="_3c_C_3e_"><text:span text:style-name="T484"> de f1 a partir de la llamada a f2(). Se irá al main y verá el </text:span></text:span><text:span text:style-name="_3c_C_2b__2b__3e_"><text:span text:style-name="T352">catch</text:span></text:span><text:span text:style-name="_3c_C_3e_"><text:span text:style-name="T484"> y terminará, PERO si habíasmos hecho liberación de memoria en alguno de los </text:span></text:span><text:span text:style-name="_3c_C_3e_"><text:span text:style-name="T352">…</text:span></text:span><text:span text:style-name="_3c_C_3e_"><text:span text:style-name="T484"> no se ejecutarán y por lo tanto habrá leaks. </text:span></text:span></text:p>
      <text:p text:style-name="P530"><text:span text:style-name="_3c_C_3e_"><text:span text:style-name="T485">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SI se ejecutará los ...</text:span></text:span></text:p>
      <text:p text:style-name="P530"><text:span text:style-name="_3c_C_3e_"><text:span text:style-name="T482">f2(){f3(); …;} </text:span></text:span><text:span text:style-name="_2f__2f_C"><text:span text:style-name="T482">//</text:span></text:span><text:span text:style-name="_2f__2f_C"><text:span text:style-name="T483">SI se ejecutará los ...</text:span></text:span></text:p>
      <text:p text:style-name="P530"><text:span text:style-name="_3c_C_3e_"><text:span text:style-name="T482">f3(){</text:span></text:span></text:p>
      <text:p text:style-name="P530"><text:span text:style-name="_3c_C_3e_"><text:span text:style-name="T482"><text:tab/></text:span></text:span><text:span text:style-name="_3c_C_3e_"><text:span text:style-name="T483">try{</text:span></text:span><text:span text:style-name="_3c_C_3e_"><text:span text:style-name="T482">throw 0;</text:span></text:span></text:p>
      <text:p text:style-name="P530"><text:span text:style-name="_3c_C_3e_"><text:span text:style-name="T482"><text:tab/><text:tab/>…; </text:span></text:span><text:span text:style-name="_2f__2f_C"><text:span text:style-name="T482">//</text:span></text:span><text:span text:style-name="_2f__2f_C"><text:span text:style-name="T483">NO se ejecutarán los ...</text:span></text:span></text:p>
      <text:p text:style-name="P530"><text:span text:style-name="_3c_C_3e_"><text:span text:style-name="T482"><text:tab/></text:span></text:span><text:span text:style-name="_3c_C_3e_"><text:span text:style-name="T483">}catch(int ex){};</text:span></text:span></text:p>
      <text:p text:style-name="P530"><text:span text:style-name="_3c_C_3e_"><text:span text:style-name="T483"><text:tab/>…;}</text:span></text:span><text:span text:style-name="_3c_C_3e_"><text:span text:style-name="T482"> </text:span></text:span><text:span text:style-name="_2f__2f_C"><text:span text:style-name="T482">//</text:span></text:span><text:span text:style-name="_2f__2f_C"><text:span text:style-name="T483">SI se ejecutará los ...</text:span></text:span></text:p>
      <text:p text:style-name="P530"><text:span text:style-name="_3c_C_3e_"><text:span text:style-name="T482">int main(){f1();</text:span></text:span><text:span text:style-name="_3c_C_3e_"><text:span text:style-name="T483">}</text:span></text:span></text:p>
      <text:p text:style-name="P530"><text:span text:style-name="_3c_C_3e_"><text:span text:style-name="T485"/></text:span></text:p>
      <text:p text:style-name="P528"><text:span text:style-name="_3c_C_3e_"><text:span text:style-name="T474">IMPORTANTE: </text:span></text:span><text:span text:style-name="_3c_C_3e_"><text:span text:style-name="T486">Si hay un </text:span></text:span><text:span text:style-name="_3c_C_2b__2b__3e_"><text:span text:style-name="T352">throw </text:span></text:span><text:span text:style-name="_3c_C_2b__2b__3e_"><text:span text:style-name="T487">(sin su </text:span></text:span><text:span text:style-name="_3c_C_2b__2b__3e_"><text:span text:style-name="T352">try</text:span></text:span><text:span text:style-name="_3c_C_2b__2b__3e_"><text:span text:style-name="T487"> incluido por que si no, no compila)</text:span></text:span><text:span text:style-name="_3c_C_3e_"><text:span text:style-name="T486">, siempre tiene que haber un </text:span></text:span><text:span text:style-name="_3c_C_2b__2b__3e_"><text:span text:style-name="T352">catch</text:span></text:span><text:span text:style-name="_3c_C_3e_"><text:span text:style-name="T486">, o si no habrá un crasheo del programa.</text:span></text:span></text:p>
      <text:p text:style-name="P531"><text:span text:style-name="_3c_C_3e_"><text:span text:style-name="T488"/></text:span></text:p>
      <text:p text:style-name="P531"><text:span text:style-name="_3c_C_3e_"><text:span text:style-name="T488">Si se lanza una excepción con un objecto:</text:span></text:span></text:p>
      <text:p text:style-name="P531"><text:span text:style-name="_3c_C_2b__2b__3e_"><text:span text:style-name="T352">try</text:span></text:span><text:span text:style-name="_3c_C_3e_"><text:span text:style-name="T473">{</text:span></text:span></text:p>
      <text:p text:style-name="P531"><text:span text:style-name="_3c_C_3e_"><text:span text:style-name="T473"><text:tab/></text:span></text:span><text:span text:style-name="_3c_C_2b__2b__3e_"><text:span text:style-name="T352">MiClase</text:span></text:span><text:span text:style-name="_3c_C_3e_"><text:span text:style-name="T489"><text:tab/>a;</text:span></text:span></text:p>
      <text:p text:style-name="P531"><text:span text:style-name="_3c_C_3e_"><text:span text:style-name="T489"><text:tab/>throw a; </text:span></text:span><text:span text:style-name="_2f__2f_C"><text:span text:style-name="T489">//</text:span></text:span><text:span text:style-name="_2f__2f_C"><text:span text:style-name="T490">tambien puedo borrar la linea de arriba y hacer</text:span></text:span><text:span text:style-name="_3c_C_3e_"><text:span text:style-name="T490"> throw MiClase();</text:span></text:span></text:p>
      <text:p text:style-name="P532"><text:span text:style-name="_3c_C_3e_"><text:span text:style-name="T491">}catch(</text:span></text:span><text:span text:style-name="_3c_C_2b__2b__3e_"><text:span text:style-name="T352">MiClase</text:span></text:span><text:span text:style-name="_3c_C_3e_"><text:span text:style-name="T491"> ex){...}</text:span></text:span></text:p>
      <text:p text:style-name="P531"><text:span text:style-name="_3c_C_3e_"><text:span text:style-name="T488">Dicha clase, tiene que tener un constructor de copia, ya que se hará una copia al lanzar la excepción. </text:span></text:span><text:span text:style-name="_3c_C_3e_"><text:span text:style-name="T492">Si el constructor de copia es borrado, protegido o privado no se lanzará la excepción, </text:span></text:span><text:span text:style-name="_3c_C_3e_"><text:span text:style-name="T493">por que como hemos dicho, todo lo que esté dentro del </text:span></text:span><text:span text:style-name="_3c_C_2b__2b__3e_"><text:span text:style-name="T352">try</text:span></text:span><text:span text:style-name="_3c_C_3e_"><text:span text:style-name="T493"> perecerá al ser lanzada la excepción y si no se copia no habrá excepción.</text:span></text:span></text:p>
      <text:h text:style-name="P533"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94">Evitar copia en captura catch</text:span></text:span></text:h>
      <text:p text:style-name="P534"><text:span text:style-name="_3c_C_3e_"><text:span text:style-name="T495">Otra cuestión es que cuando “capturamos la excepción” con catch, dentro del mismo se hace una copia:</text:span></text:span></text:p>
      <text:p text:style-name="P535"><text:span text:style-name="_3c_C_3e_"><text:span text:style-name="T496">try{</text:span></text:span></text:p>
      <text:p text:style-name="P535"><text:span text:style-name="_3c_C_3e_"><text:span text:style-name="T496"><text:tab/>int num = 0;</text:span></text:span></text:p>
      <text:h text:style-name="P536" text:outline-level="3"><text:soft-page-break/><text:span text:style-name="_3c_C_3e_"><text:span text:style-name="T489"><text:tab/>throw </text:span></text:span><text:span text:style-name="_3c_C_3e_"><text:span text:style-name="T496">num</text:span></text:span><text:span text:style-name="_3c_C_3e_"><text:span text:style-name="T489">; </text:span></text:span><text:span text:style-name="_2f__2f_C"><text:span text:style-name="T489">//</text:span></text:span><text:span text:style-name="_2f__2f_C"><text:span text:style-name="T496">esto es una copia NECESARIA por que num morirá depues del try</text:span></text:span></text:h>
      <text:p text:style-name="P537"><text:span text:style-name="_3c_C_3e_"><text:span text:style-name="T497">} // catch(int ex); </text:span></text:span><text:span text:style-name="_2f__2f_C"><text:span text:style-name="T497">//esto es OTRA copia por lo que gastamos más memoria.</text:span></text:span></text:p>
      <text:p text:style-name="P537"><text:span text:style-name="_3c_C_2b__2b__3e_"><text:span text:style-name="T352">catch</text:span></text:span><text:span text:style-name="_3c_C_3e_"><text:span text:style-name="T497">(int </text:span></text:span><text:span text:style-name="_3c_C_2b__2b__3e_"><text:span text:style-name="T352">&amp;</text:span></text:span><text:span text:style-name="_3c_C_3e_"><text:span text:style-name="T497">ex); </text:span></text:span><text:span text:style-name="_2f__2f_C"><text:span text:style-name="T497">//no es copia ya que vamos a la memoria donde existe la excepción</text:span></text:span></text:p>
      <text:p text:style-name="P538"><text:span text:style-name="_3c_C_3e_"><text:span text:style-name="T498">Al capturar el </text:span></text:span><text:span text:style-name="_3c_C_2b__2b__3e_"><text:span text:style-name="T352">catch</text:span></text:span><text:span text:style-name="_3c_C_3e_"><text:span text:style-name="T498"> por referencia, evitamos la copia. Muy importante cuando la excepción lanzada son objetos (clases) que ocupan mucho en memoria </text:span></text:span><text:span text:style-name="_3c_C_3e_"><text:span text:style-name="T499">Y PUEDEN SER SLICING OBJECTS al copiarlo</text:span></text:span></text:p>
      <text:p text:style-name="P539"><text:span text:style-name="_3c_C_2b__2b__3e_"><text:span text:style-name="T352">catch</text:span></text:span><text:span text:style-name="_3c_C_3e_"><text:span text:style-name="T496">(</text:span></text:span><text:span text:style-name="_3c_C_3e_"><text:span text:style-name="T500">myClass</text:span></text:span><text:span text:style-name="_3c_C_3e_"><text:span text:style-name="T496"> </text:span></text:span><text:span text:style-name="_3c_C_2b__2b__3e_"><text:span text:style-name="T352">&amp;</text:span></text:span><text:span text:style-name="_3c_C_3e_"><text:span text:style-name="T496">ex);</text:span></text:span></text:p>
      <text:p text:style-name="P538"><text:span text:style-name="_3c_C_3e_"><text:span text:style-name="T498"/></text:span></text:p>
      <text:h text:style-name="P540"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01">Varios catch </text:span></text:span><text:span text:style-name="_3c_C_3e_"><text:span text:style-name="T502">para varios throw</text:span></text:span></text:h>
      <text:p text:style-name="P541"><text:span text:style-name="_3c_C_3e_"><text:span text:style-name="T503">Ya sabemos que si hay un </text:span></text:span><text:span text:style-name="_3c_C_2b__2b__3e_"><text:span text:style-name="T352">throw</text:span></text:span><text:span text:style-name="_3c_C_3e_"><text:span text:style-name="T503">, debe haber un </text:span></text:span><text:span text:style-name="_3c_C_2b__2b__3e_"><text:span text:style-name="T352">catch</text:span></text:span><text:span text:style-name="_3c_C_3e_"><text:span text:style-name="T503">. Pero puede haber varios.</text:span></text:span></text:p>
      <text:p text:style-name="P542"><text:span text:style-name="_3c_C_2b__2b__3e_"><text:span text:style-name="T352">try</text:span></text:span><text:span text:style-name="_3c_C_3e_"><text:span text:style-name="T504">{</text:span></text:span></text:p>
      <text:p text:style-name="P542"><text:span text:style-name="_3c_C_3e_"><text:span text:style-name="T504"><text:tab/>if (condicion)</text:span></text:span></text:p>
      <text:p text:style-name="P542"><text:span text:style-name="_3c_C_3e_"><text:span text:style-name="T504"><text:tab/><text:tab/></text:span></text:span><text:span text:style-name="_3c_C_2b__2b__3e_"><text:span text:style-name="T352">throw</text:span></text:span><text:span text:style-name="_3c_C_3e_"><text:span text:style-name="T504"> 0;} </text:span></text:span><text:span text:style-name="_2f__2f_C"><text:span text:style-name="T504">//lanza un entero</text:span></text:span></text:p>
      <text:p text:style-name="P542"><text:span text:style-name="_3c_C_2b__2b__3e_"><text:span text:style-name="T352">catch</text:span></text:span><text:span text:style-name="_3c_C_3e_"><text:span text:style-name="T504"> (std::string ex){}</text:span></text:span></text:p>
      <text:p text:style-name="P542"><text:span text:style-name="_3c_C_2b__2b__3e_"><text:span text:style-name="T352">catch</text:span></text:span><text:span text:style-name="_3c_C_3e_"><text:span text:style-name="T504"> (int ex){}; </text:span></text:span><text:span text:style-name="_2f__2f_C"><text:span text:style-name="T504">//este será el recogido ya que el throw es un entero.</text:span></text:span></text:p>
      <text:p text:style-name="P541"><text:span text:style-name="_3c_C_3e_"><text:span text:style-name="T505">si hubiera un </text:span></text:span><text:span text:style-name="_3c_C_2b__2b__3e_"><text:span text:style-name="T352">catch</text:span></text:span><text:span text:style-name="_3c_C_3e_"><text:span text:style-name="T505">, pero no del mismo tipo lanzado, </text:span></text:span><text:span text:style-name="_3c_C_3e_"><text:span text:style-name="T506">el programa terminaría llamando a std::terminate().</text:span></text:span></text:p>
      <text:p text:style-name="P543"><text:span text:style-name="_3c_C_3e_"><text:span text:style-name="T506">Esto es para que si se lanzan varios throw en el código, cada catch tome el tipo correspondiente.</text:span></text:span></text:p>
      <text:p text:style-name="P543"><text:span text:style-name="_3c_C_3e_"><text:span text:style-name="T506">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7">no alcanzará este</text:span></text:span></text:p>
      <text:p text:style-name="P544"><text:span text:style-name="_2f__2f_C"><text:span text:style-name="T507"/></text:span></text:p>
      <text:p text:style-name="P545"><text:span text:style-name="_3c_C_3e_"><text:span text:style-name="T508">Si queremos capturar de cualquier tipo que se lance, ponemos </text:span></text:span><text:span text:style-name="_3c_C_2b__2b__3e_"><text:span text:style-name="T352">catch(…) </text:span></text:span><text:span text:style-name="_3c_C_3e_"><text:span text:style-name="T508">que es válido en C++98. </text:span></text:span><text:span text:style-name="_3c_C_3e_"><text:span text:style-name="T509">Si hay más </text:span></text:span><text:span text:style-name="_3c_C_2b__2b__3e_"><text:span text:style-name="T352">catch</text:span></text:span><text:span text:style-name="_3c_C_3e_"><text:span text:style-name="T509">,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10">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10">//es el que se ejecutará.</text:span></text:span></text:p>
      <text:p text:style-name="P546"><text:span text:style-name="_2f__2f_C"><text:span text:style-name="T510"/></text:span></text:p>
      <text:h text:style-name="P547" text:outline-level="3"><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11">clases herencias</text:span></text:span></text:h>
      <text:p text:style-name="P548"><text:span text:style-name="_3c_C_3e_"><text:span text:style-name="T512">Se puede lanzar de </text:span></text:span><text:span text:style-name="_3c_C_3e_"><text:span text:style-name="T513">objetos heredados</text:span></text:span><text:span text:style-name="_3c_C_3e_"><text:span text:style-name="T512">, pero los </text:span></text:span><text:span text:style-name="_3c_C_2b__2b__3e_"><text:span text:style-name="T352">catch</text:span></text:span><text:span text:style-name="_3c_C_3e_"><text:span text:style-name="T512"> han de ser en orden inverso, </text:span></text:span><text:span text:style-name="_3c_C_3e_"><text:span text:style-name="T514">por que si se pone clases origen antes, estas son más generales y pillarían toda excepción al ser las derivadas parte de las generales. Por eso hay que ir de mas especificas a padres</text:span></text:span><text:span text:style-name="_3c_C_3e_"><text:span text:style-name="T512">:</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5">si pusiera esta la primera, todo error de hijos quedaria anulado por esta</text:span></text:span></text:p>
      <text:p text:style-name="P549"><text:span text:style-name="_3c_C_3e_"><text:span text:style-name="T516">Pero esto se haría asi, si no usaramos </text:span></text:span><text:span text:style-name="_3c_C_3e_"><text:span text:style-name="T517">polimorfismo</text:span></text:span><text:span text:style-name="_3c_C_3e_"><text:span text:style-name="T516">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6">, ya solo hace falta poner un </text:span></text:span><text:span text:style-name="_3c_C_2b__2b__3e_"><text:span text:style-name="T352">catch</text:span></text:span><text:span text:style-name="_3c_C_3e_"><text:span text:style-name="T516">.</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8">};</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9">const std::string funcion() const </text:span></text:span><text:span text:style-name="_3c_C_3e_"><text:span text:style-name="T520">override</text:span></text:span><text:span text:style-name="_3c_C_3e_"><text:span text:style-name="T519">{</text:span></text:span><text:span text:style-name="_3c_C_3e_"><text:span text:style-name="T520">return _msg + “Hija”</text:span></text:span><text:span text:style-name="_3c_C_3e_"><text:span text:style-name="T519">}</text:span></text:span><text:span text:style-name="_2f__2f_C"><text:span text:style-name="T519"> //</text:span></text:span><text:span text:style-name="_2f__2f_C"><text:span text:style-name="T520">override c++11</text:span></text:span></text:p>
      <text:p text:style-name="P549"><text:span text:style-name="_3c_C_2b__2b__3e_"><text:span text:style-name="T352">class Nieta : public Hija{</text:span></text:span></text:p>
      <text:p text:style-name="P549"><text:span text:style-name="_3c_C_3e_"><text:span text:style-name="T518">public :</text:span></text:span></text:p>
      <text:p text:style-name="P549"><text:span text:style-name="_3c_C_3e_"><text:span text:style-name="T518"><text:tab/>Nieta (const std::string &amp;s) : Hija(s){}</text:span></text:span></text:p>
      <text:p text:style-name="P550"><text:span text:style-name="_3c_C_3e_"><text:span text:style-name="T518"><text:tab/></text:span></text:span><text:span text:style-name="_3c_C_3e_"><text:span text:style-name="T519">const std::string </text:span></text:span><text:span text:style-name="_3c_C_3e_"><text:span text:style-name="T520">f</text:span></text:span><text:span text:style-name="_3c_C_3e_"><text:span text:style-name="T519">uncion() const </text:span></text:span><text:span text:style-name="_3c_C_3e_"><text:span text:style-name="T520">override</text:span></text:span><text:span text:style-name="_3c_C_3e_"><text:span text:style-name="T519">{</text:span></text:span><text:span text:style-name="_3c_C_3e_"><text:span text:style-name="T520">return _msg + “Nieta”</text:span></text:span><text:span text:style-name="_3c_C_3e_"><text:span text:style-name="T519">} </text:span></text:span><text:span text:style-name="_2f__2f_C"><text:span text:style-name="T519"><text:s/>//</text:span></text:span><text:span text:style-name="_2f__2f_C"><text:span text:style-name="T520">override c++11</text:span></text:span></text:p>
      <text:p text:style-name="P549"><text:span text:style-name="_3c_C_3e_"><text:span text:style-name="T518">};</text:span></text:span></text:p>
      <text:p text:style-name="P551"><text:span text:style-name="_3c_C_3e_"><text:span text:style-name="T521">void do_something(size_t i){</text:span></text:span></text:p>
      <text:p text:style-name="P551"><text:span text:style-name="_3c_C_3e_"><text:span text:style-name="T521"><text:tab/>if(i == 2){throw Hija(“i es 2”</text:span></text:span><text:span text:style-name="_3c_C_3e_"><text:span text:style-name="T520">)</text:span></text:span><text:span text:style-name="_3c_C_3e_"><text:span text:style-name="T521">};</text:span></text:span></text:p>
      <text:p text:style-name="P551"><text:span text:style-name="_3c_C_3e_"><text:span text:style-name="T521"><text:tab/>if (i == 3{throw Nieta(“i es 3”</text:span></text:span><text:span text:style-name="_3c_C_3e_"><text:span text:style-name="T520">)</text:span></text:span><text:span text:style-name="_3c_C_3e_"><text:span text:style-name="T521">};}</text:span></text:span></text:p>
      <text:p text:style-name="P549"><text:span text:style-name="_3c_C_3e_"><text:span text:style-name="T518">int main(){</text:span></text:span></text:p>
      <text:p text:style-name="P551"><text:span text:style-name="_3c_C_3e_"><text:span text:style-name="T518"><text:tab/></text:span></text:span><text:span text:style-name="_3c_C_3e_"><text:span text:style-name="T521">for (size_t i = 0; i &lt; 5; i++){</text:span></text:span></text:p>
      <text:p text:style-name="P551"><text:span text:style-name="_3c_C_3e_"><text:span text:style-name="T521"><text:tab/><text:tab/>try{<text:tab/></text:span></text:span></text:p>
      <text:p text:style-name="P551"><text:span text:style-name="_3c_C_3e_"><text:span text:style-name="T521"><text:tab/><text:tab/><text:tab/>do_something(i);}</text:span></text:span></text:p>
      <text:p text:style-name="P551"><text:span text:style-name="_3c_C_3e_"><text:span text:style-name="T521"><text:tab/><text:tab/>catch((Padre </text:span></text:span><text:span text:style-name="_3c_C_2b__2b__3e_"><text:span text:style-name="T352">&amp;</text:span></text:span><text:span text:style-name="_3c_C_3e_"><text:span text:style-name="T521">ex){ </text:span></text:span><text:span text:style-name="_2f__2f_C"><text:span text:style-name="T521">//</text:span></text:span><text:span text:style-name="_2f__2f_C"><text:span text:style-name="T519">solo hace falta uno al ser polimorficos. </text:span></text:span><text:span text:style-name="_2f__2f_C"><text:span text:style-name="T522">ha de ser un tipo Padre más general</text:span></text:span></text:p>
      <text:p text:style-name="P551"><text:span text:style-name="_3c_C_3e_"><text:span text:style-name="T521"><text:tab/><text:tab/><text:tab/>std::cout &lt;&lt; “Error pillado en : ” &lt;&lt; ex.funcion() &lt;&lt; std::endl;}}}<text:tab/><text:tab/></text:span></text:span></text:p>
      <text:p text:style-name="P552"><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3">Relanzar</text:span></text:span></text:p>
      <text:p text:style-name="P552"><text:span text:style-name="_3c_C_3e_"><text:span text:style-name="T524">Se puede hacer un relanzando de una excepción y la sintaxis es con </text:span></text:span><text:span text:style-name="_3c_C_2b__2b__3e_"><text:span text:style-name="T352">throw</text:span></text:span><text:span text:style-name="_3c_C_3e_"><text:span text:style-name="T524">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5">for (size_t i{}, I &lt; 5, ++i){ //</text:span></text:span><text:span text:style-name="_3c_C_3e_"><text:span text:style-name="T526">c++11 por inicializacion int i{3}</text:span></text:span></text:p>
      <text:p text:style-name="P552"><text:span text:style-name="_3c_C_3e_"><text:span text:style-name="T525"><text:tab/><text:tab/>try{</text:span></text:span></text:p>
      <text:p text:style-name="P552"><text:span text:style-name="_3c_C_3e_"><text:span text:style-name="T525"><text:tab/><text:tab/><text:tab/>d</text:span></text:span><text:span text:style-name="_3c_C_3e_"><text:span text:style-name="T352">o_something();} </text:span></text:span><text:span text:style-name="_2f__2f_C"><text:span text:style-name="T352">//</text:span></text:span><text:span text:style-name="_2f__2f_C"><text:span text:style-name="T525">do_something hará un throw dentro.</text:span></text:span></text:p>
      <text:p text:style-name="P552"><text:span text:style-name="_3c_C_3e_"><text:span text:style-name="T525"><text:tab/>catch(</text:span></text:span><text:span text:style-name="_3c_C_2b__2b__3e_"><text:span text:style-name="T352">...</text:span></text:span><text:span text:style-name="_3c_C_3e_"><text:span text:style-name="T525">){ </text:span></text:span><text:span text:style-name="_2f__2f_C"><text:span text:style-name="T525">//</text:span></text:span><text:span text:style-name="_3c_C_2b__2b__3e_"><text:span text:style-name="T352"> (…)</text:span></text:span><text:span text:style-name="_2f__2f_C"><text:span text:style-name="T527"> </text:span></text:span><text:span text:style-name="_2f__2f_C"><text:span text:style-name="T525">se meterá para cualquier throw lanzado dentro de do_something()</text:span></text:span></text:p>
      <text:p text:style-name="P552"><text:span text:style-name="_3c_C_3e_"><text:span text:style-name="T525"><text:tab/><text:tab/></text:span></text:span><text:span text:style-name="_3c_C_2b__2b__3e_"><text:span text:style-name="T352">throw</text:span></text:span><text:span text:style-name="_3c_C_3e_"><text:span text:style-name="T525">; </text:span></text:span><text:span text:style-name="_2f__2f_C"><text:span text:style-name="T525">// si fuera </text:span></text:span><text:span text:style-name="_3c_C_3e_"><text:span text:style-name="T352">throw tipo</text:span></text:span><text:span text:style-name="_2f__2f_C"><text:span text:style-name="T525"> haría una copia y en clases haría object slicing.</text:span></text:span></text:p>
      <text:p text:style-name="P552"><text:span text:style-name="_2f__2f_C"><text:span text:style-name="T525"><text:tab/><text:tab/><text:tab/>//dicho throw hara que nos sagamos del loop for, y pasaremos al siguiente catch.</text:span></text:span></text:p>
      <text:p text:style-name="P552"><text:span text:style-name="_3c_C_3e_"><text:span text:style-name="T525"><text:tab/>}</text:span></text:span></text:p>
      <text:p text:style-name="P552"><text:span text:style-name="_3c_C_3e_"><text:span text:style-name="T525"><text:tab/>catch(...){loquesea();}</text:span></text:span></text:p>
      <text:p text:style-name="P552"><text:span text:style-name="_3c_C_3e_"><text:span text:style-name="T525">}</text:span></text:span></text:p>
      <text:p text:style-name="P552"><text:span text:style-name="_3c_C_3e_"><text:span text:style-name="T352"/></text:span></text:p>
      <text:p text:style-name="P55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bloqueadas a solo la función.</text:span></text:span></text:p>
      <text:p text:style-name="P553"><text:span text:style-name="_3c_C_3e_"><text:span text:style-name="T529">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9">1. </text:span></text:span><text:span text:style-name="_3c_C_2b__2b__3e_"><text:span text:style-name="T352">noexcept</text:span></text:span><text:span text:style-name="_3c_C_3e_"><text:span text:style-name="T529"> que es para C++11, es como una etiqueta aplicada a la función para que no salga de ahí.</text:span></text:span></text:p>
      <text:p text:style-name="P553"><text:span text:style-name="_3c_C_3e_"><text:span text:style-name="T521">void do_something(size_t I) </text:span></text:span><text:span text:style-name="_3c_C_2b__2b__3e_"><text:span text:style-name="T352">noexcept</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e puede poner noexcept(true) o noexcept(false) para <text:tab/><text:tab/><text:tab/><text:tab/>permitirlo o no.</text:span></text:span></text:p>
      <text:p text:style-name="P553"><text:span text:style-name="_3c_C_3e_"><text:span text:style-name="T521"><text:tab/></text:span></text:span><text:span text:style-name="_3c_C_3e_"><text:span text:style-name="T530">try{</text:span></text:span></text:p>
      <text:p text:style-name="P553"><text:span text:style-name="_3c_C_3e_"><text:span text:style-name="T530"><text:tab/><text:tab/>throw1;}</text:span></text:span></text:p>
      <text:p text:style-name="P553"><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3"><text:span text:style-name="_3c_C_3e_"><text:span text:style-name="T530">}</text:span></text:span></text:p>
      <text:p text:style-name="P553"><text:span text:style-name="_3c_C_3e_"><text:span text:style-name="T530"/></text:span></text:p>
      <text:p text:style-name="P554"><text:span text:style-name="_3c_C_3e_"><text:span text:style-name="T532">2.</text:span></text:span><text:span text:style-name="_3c_C_2b__2b__3e_"><text:span text:style-name="T352"> throw()</text:span></text:span><text:span text:style-name="_3c_C_3e_"><text:span text:style-name="T532"> dentro de la función para C++98, pero ya está obsoleto.</text:span></text:span></text:p>
      <text:p text:style-name="P554"><text:span text:style-name="_3c_C_3e_"><text:span text:style-name="T521">void do_something(size_t I) </text:span></text:span><text:span text:style-name="_3c_C_2b__2b__3e_"><text:span text:style-name="T531">throw()</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i se compila en posterior a C++98 daría advertencia</text:span></text:span></text:p>
      <text:p text:style-name="P554"><text:span text:style-name="_3c_C_3e_"><text:span text:style-name="T521"><text:tab/></text:span></text:span><text:span text:style-name="_3c_C_3e_"><text:span text:style-name="T530">try{</text:span></text:span></text:p>
      <text:p text:style-name="P554"><text:span text:style-name="_3c_C_3e_"><text:span text:style-name="T530"><text:tab/><text:tab/>throw1;}</text:span></text:span></text:p>
      <text:p text:style-name="P554"><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4"><text:span text:style-name="_3c_C_3e_"><text:span text:style-name="T530">}</text:span></text:span></text:p>
      <text:p text:style-name="P554"><text:span text:style-name="_3c_C_3e_"><text:span text:style-name="T532">en el código anterior si hago esto:</text:span></text:span></text:p>
      <text:p text:style-name="P554"><text:span text:style-name="_3c_C_3e_"><text:span text:style-name="T521">void do_something(size_t I) </text:span></text:span><text:span text:style-name="_3c_C_2b__2b__3e_"><text:span text:style-name="T531">throw(int)</text:span></text:span><text:span text:style-name="_3c_C_3e_"><text:span text:style-name="T531">{ </text:span></text:span><text:span text:style-name="_2f__2f_C"><text:span text:style-name="T531">//ahí si que podira relanzarlo ya que esto permite un int.</text:span></text:span></text:p>
      <text:p text:style-name="P555"><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text:span></text:span><text:span text:style-name="_3c_C_3e_"><text:span text:style-name="T533">en un Destructor</text:span></text:span><text:span text:style-name="_3c_C_3e_"><text:span text:style-name="T528">.</text:span></text:span></text:p>
      <text:p text:style-name="P555"><text:span text:style-name="_3c_C_3e_"><text:span text:style-name="T534">Se puede pasar una excepción por un destructor de clase, pero solo es recomendable si no hay otras excepciones en curso:</text:span></text:span></text:p>
      <text:p text:style-name="P556"><text:span text:style-name="_3c_C_3e_"><text:span text:style-name="T535">class Padre{</text:span></text:span></text:p>
      <text:p text:style-name="P556"><text:span text:style-name="_3c_C_3e_"><text:span text:style-name="T535">public:</text:span></text:span></text:p>
      <text:p text:style-name="P556"><text:span text:style-name="_3c_C_3e_"><text:span text:style-name="T535"><text:tab/>Padre(){}</text:span></text:span></text:p>
      <text:p text:style-name="P556"><text:span text:style-name="_3c_C_3e_"><text:span text:style-name="T535"><text:tab/>~Padre() noexcept(false){ </text:span></text:span><text:span text:style-name="_2f__2f_C"><text:span text:style-name="T535">//solo a partir de C++11</text:span></text:span></text:p>
      <text:p text:style-name="P556"><text:span text:style-name="_3c_C_3e_"><text:span text:style-name="T535"><text:tab/><text:tab/>throw 0;}</text:span></text:span></text:p>
      <text:p text:style-name="P556"><text:span text:style-name="_3c_C_3e_"><text:span text:style-name="T535">int main(){</text:span></text:span></text:p>
      <text:p text:style-name="P556"><text:span text:style-name="_3c_C_3e_"><text:span text:style-name="T535"><text:tab/>try{ Padre padre;</text:span></text:span></text:p>
      <text:p text:style-name="P556"><text:span text:style-name="_3c_C_3e_"><text:span text:style-name="T535"><text:tab/>}catch (int ex){…} </text:span></text:span><text:span text:style-name="_2f__2f_C"><text:span text:style-name="T535">//aqui llegaría si hemos metido el noexcept(false) dentro del destructor</text:span></text:span></text:p>
      <text:p text:style-name="P556"><text:span text:style-name="_3c_C_3e_"><text:span text:style-name="T535"><text:tab/>return 0;}</text:span></text:span></text:p>
      <text:p text:style-name="P556"><text:span text:style-name="_3c_C_3e_"><text:span text:style-name="T534">Si fuera sin </text:span></text:span><text:span text:style-name="_3c_C_2b__2b__3e_"><text:span text:style-name="T352">noexcept(false) </text:span></text:span><text:span text:style-name="_3c_C_3e_"><text:span text:style-name="T534">se considera automaticamente como</text:span></text:span><text:span text:style-name="_3c_C_2b__2b__3e_"><text:span text:style-name="T352"> noexcept(true)</text:span></text:span><text:span text:style-name="_3c_C_3e_"><text:span text:style-name="T534"> siempre en destructores, por lo que esto sería válido:</text:span></text:span><text:span text:style-name="_2f__2f_C"><text:span text:style-name="T535"><text:line-break/></text:span></text:span><text:span text:style-name="_3c_C_3e_"><text:span text:style-name="T352">~Padre() { </text:span></text:span><text:span text:style-name="_2f__2f_C"><text:span text:style-name="T352">//</text:span></text:span><text:span text:style-name="_2f__2f_C"><text:span text:style-name="T536">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7">Para permitir sacar una excepcion en concreto en C++98 tendría que poner:</text:span></text:span></text:p>
      <text:p text:style-name="P557"><text:span text:style-name="_3c_C_3e_"><text:span text:style-name="T535">class Padre{</text:span></text:span></text:p>
      <text:p text:style-name="P557"><text:span text:style-name="_3c_C_3e_"><text:span text:style-name="T535">public:</text:span></text:span></text:p>
      <text:p text:style-name="P557"><text:span text:style-name="_3c_C_3e_"><text:span text:style-name="T535"><text:tab/>Padre(){}</text:span></text:span></text:p>
      <text:p text:style-name="P557"><text:span text:style-name="_3c_C_3e_"><text:span text:style-name="T535"><text:tab/>~Padre() </text:span></text:span><text:span text:style-name="_3c_C_2b__2b__3e_"><text:span text:style-name="T352">throw(int)</text:span></text:span><text:span text:style-name="_3c_C_3e_"><text:span text:style-name="T535">{ </text:span></text:span><text:span text:style-name="_2f__2f_C"><text:span text:style-name="T535">//solo </text:span></text:span><text:span text:style-name="_2f__2f_C"><text:span text:style-name="T536">valido en</text:span></text:span><text:span text:style-name="_2f__2f_C"><text:span text:style-name="T535"> C++</text:span></text:span><text:span text:style-name="_2f__2f_C"><text:span text:style-name="T536">98</text:span></text:span></text:p>
      <text:p text:style-name="P557"><text:span text:style-name="_3c_C_3e_"><text:span text:style-name="T535"><text:tab/><text:tab/>throw 0;}</text:span></text:span></text:p>
      <text:p text:style-name="P557"><text:span text:style-name="_3c_C_3e_"><text:span text:style-name="T535"/></text:span></text:p>
      <text:p text:style-name="P558"><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38">Standard</text:span></text:span></text:p>
      <text:p text:style-name="P558"><text:span text:style-name="_3c_C_3e_"><text:span text:style-name="T539">Ya hay una librería para usar excepciones ya construidas. Es con </text:span></text:span><text:span text:style-name="_3c_C_2b__2b__3e_"><text:span text:style-name="T352">#include &lt;exception&gt;</text:span></text:span></text:p>
      <text:p text:style-name="P558"><text:span text:style-name="_3c_C_3e_"><text:span text:style-name="T539">Se puede ver más aquí: </text:span></text:span><text:a xlink:type="simple" xlink:href="https://en.cppreference.com/w/cpp/error/exception.html" text:style-name="Internet_20_link" text:visited-style-name="Visited_20_Internet_20_Link"><text:span text:style-name="_3c_C_3e_"><text:span text:style-name="T540">https://en.cppreference.com/w/cpp/error/exception.html</text:span></text:span></text:a></text:p>
      <text:p text:style-name="P559"><text:span text:style-name="_3c_C_3e_"><text:span text:style-name="T541">Dentro del link se pueden ver cuales son de C++98 (sin etiqueta) y cuales no.</text:span></text:span></text:p>
      <text:p text:style-name="P560"><text:span text:style-name="_3c_C_3e_"><text:span text:style-name="T542">Ej: Para este ejemplo vamos a considerar dos objectos polimórficos:</text:span></text:span></text:p>
      <text:p text:style-name="P560"><text:span text:style-name="_3c_C_3e_"><text:span text:style-name="T535">class Padre{…</text:span></text:span><text:span text:style-name="_3c_C_3e_"><text:span text:style-name="T543">};</text:span></text:span></text:p>
      <text:p text:style-name="P560"><text:span text:style-name="_3c_C_3e_"><text:span text:style-name="T543">class Hija : public Padre{…};</text:span></text:span></text:p>
      <text:p text:style-name="P560"><text:span text:style-name="_3c_C_3e_"><text:span text:style-name="T542">Si hacemos esto en el main:</text:span></text:span></text:p>
      <text:p text:style-name="P560"><text:soft-page-break/><text:span text:style-name="_3c_C_3e_"><text:span text:style-name="T543">int<text:tab/>main(){</text:span></text:span></text:p>
      <text:p text:style-name="P560"><text:span text:style-name="_3c_C_3e_"><text:span text:style-name="T543"><text:tab/>Padre padre1;</text:span></text:span></text:p>
      <text:p text:style-name="P560"><text:span text:style-name="_3c_C_3e_"><text:span text:style-name="T543"><text:tab/>Hija *p_hija = dynamic_cast&lt;Hija*&gt;(</text:span></text:span><text:span text:style-name="_3c_C_3e_"><text:span text:style-name="T544">&amp;padre1</text:span></text:span><text:span text:style-name="_3c_C_3e_"><text:span text:style-name="T543">); </text:span></text:span><text:span text:style-name="_2f__2f_C"><text:span text:style-name="T543">//el puntero será nullptr o NULL en C++98 </text:span></text:span><text:span text:style-name="_2f__2f_C"><text:span text:style-name="T544">por <text:tab/><text:tab/><text:tab/><text:tab/>que no se puede sacar info de Hija si el objecto creado es anterior (Padre)</text:span></text:span></text:p>
      <text:p text:style-name="P560"><text:span text:style-name="_2f__2f_C"><text:span text:style-name="T543"><text:tab/></text:span></text:span><text:span text:style-name="_3c_C_3e_"><text:span text:style-name="T543">if (p_hija) {do_something(p_hija);}}</text:span></text:span></text:p>
      <text:p text:style-name="P560"><text:span text:style-name="_3c_C_3e_"><text:span text:style-name="T542">No pasa nada, por que al ser punteros podemos comprobar si no es nullptr y no entrar en segfault dentro de </text:span></text:span><text:span text:style-name="_3c_C_3e_"><text:span text:style-name="T352">do_something(Hija *p_hija)</text:span></text:span></text:p>
      <text:p text:style-name="P561"><text:span text:style-name="_3c_C_3e_"><text:span text:style-name="T545">PERO si en vez de usar punteros usamos referencias:</text:span></text:span></text:p>
      <text:p text:style-name="P561"><text:span text:style-name="_3c_C_3e_"><text:span text:style-name="T543">int<text:tab/>main(){</text:span></text:span></text:p>
      <text:p text:style-name="P561"><text:span text:style-name="_3c_C_3e_"><text:span text:style-name="T543"><text:tab/>Padre padre1;</text:span></text:span></text:p>
      <text:p text:style-name="P561"><text:span text:style-name="_3c_C_3e_"><text:span text:style-name="T543"><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 </text:span></text:span><text:span text:style-name="_2f__2f_C"><text:span text:style-name="T543">//</text:span></text:span><text:span text:style-name="_2f__2f_C"><text:span text:style-name="T544">las referencias no pueden tomar valor NULL</text:span></text:span></text:p>
      <text:p text:style-name="P561"><text:span text:style-name="_2f__2f_C"><text:span text:style-name="T543"><text:tab/></text:span></text:span><text:span text:style-name="_3c_C_3e_"><text:span text:style-name="T543">if (</text:span></text:span><text:span text:style-name="_3c_C_3e_"><text:span text:style-name="T544">ref</text:span></text:span><text:span text:style-name="_3c_C_3e_"><text:span text:style-name="T543">_hija) {do_something(p_hija);}} </text:span></text:span><text:span text:style-name="_2f__2f_C"><text:span text:style-name="T543">//</text:span></text:span><text:span text:style-name="_2f__2f_C"><text:span text:style-name="T544">no se puede hacer</text:span></text:span></text:p>
      <text:p text:style-name="P562"><text:span text:style-name="_3c_C_3e_"><text:span text:style-name="T545"/></text:span></text:p>
      <text:p text:style-name="P562"><text:span text:style-name="_3c_C_3e_"><text:span text:style-name="T546">Cuando se hace por referencia, si no se puede realizar el programa lanzará una excepción standard que se puede recoger, por lo tanto en vez del if, debemos usar:</text:span></text:span></text:p>
      <text:p text:style-name="P562"><text:span text:style-name="_3c_C_3e_"><text:span text:style-name="T543">int<text:tab/>main(){</text:span></text:span></text:p>
      <text:p text:style-name="P562"><text:span text:style-name="_3c_C_3e_"><text:span text:style-name="T543"><text:tab/></text:span></text:span><text:span text:style-name="_3c_C_3e_"><text:span text:style-name="T547">try{</text:span></text:span></text:p>
      <text:p text:style-name="P562"><text:span text:style-name="_3c_C_3e_"><text:span text:style-name="T543"><text:tab/><text:tab/>Padre padre1;</text:span></text:span></text:p>
      <text:p text:style-name="P562"><text:span text:style-name="_3c_C_3e_"><text:span text:style-name="T543"><text:tab/><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text:span></text:span></text:p>
      <text:p text:style-name="P562"><text:span text:style-name="_3c_C_3e_"><text:span text:style-name="T543"><text:tab/><text:tab/></text:span></text:span><text:span text:style-name="_3c_C_3e_"><text:span text:style-name="T547">do_something(ref_hija);</text:span></text:span></text:p>
      <text:p text:style-name="P562"><text:span text:style-name="_3c_C_3e_"><text:span text:style-name="T547"><text:tab/>} </text:span></text:span><text:span text:style-name="_3c_C_2b__2b__3e_"><text:span text:style-name="T352">catch(std::exception &amp;ex)</text:span></text:span><text:span text:style-name="_3c_C_3e_"><text:span text:style-name="T547">{ </text:span></text:span><text:span text:style-name="_2f__2f_C"><text:span text:style-name="T547">//más especifico sería catch(const std::bad_cast &amp;ex)</text:span></text:span></text:p>
      <text:p text:style-name="P562"><text:span text:style-name="_2f__2f_C"><text:span text:style-name="T547"><text:tab/><text:tab/>//</text:span></text:span><text:span text:style-name="_2f__2f_C"><text:span text:style-name="T548">notar qeu es &amp;ex ya que al ser referencia permitiría el polimorfismo ya que std::exception ex, haría <text:tab/><text:tab/><text:tab/>//object slicing</text:span></text:span></text:p>
      <text:p text:style-name="P562"><text:span text:style-name="_3c_C_3e_"><text:span text:style-name="T547"><text:tab/><text:tab/>std::cout &lt;&lt; “Error : ” &lt;&lt; </text:span></text:span><text:span text:style-name="_3c_C_2b__2b__3e_"><text:span text:style-name="T352">ex.what()</text:span></text:span><text:span text:style-name="_3c_C_3e_"><text:span text:style-name="T547"> &lt;&lt; std::endl;} </text:span></text:span><text:span text:style-name="_2f__2f_C"><text:span text:style-name="T547">//lanzará un std::bad_cast.<text:tab/></text:span></text:span></text:p>
      <text:p text:style-name="P562"><text:span text:style-name="_2f__2f_C"><text:span text:style-name="T547"/></text:span></text:p>
      <text:p text:style-name="P562"><text:span text:style-name="_3c_C_3e_"><text:span text:style-name="T546">Eso para ver el error, si quiero imprimirlo bajo </text:span></text:span><text:span text:style-name="_3c_C_2b__2b__3e_"><text:span text:style-name="T352">catch(std::exception)</text:span></text:span><text:span text:style-name="_3c_C_3e_"><text:span text:style-name="T546"> puedo hacer:</text:span></text:span></text:p>
      <text:p text:style-name="P562"><text:span text:style-name="_3c_C_3e_"><text:span text:style-name="T547">catch(std::exception &amp;ex){</text:span></text:span></text:p>
      <text:p text:style-name="P562"><text:span text:style-name="_3c_C_3e_"><text:span text:style-name="T547"><text:tab/></text:span></text:span><text:span text:style-name="_3c_C_2b__2b__3e_"><text:span text:style-name="T352">if(ex) == typeid(std::bad_cast))</text:span></text:span></text:p>
      <text:p text:style-name="P562"><text:span text:style-name="_3c_C_3e_"><text:span text:style-name="T549"><text:tab/><text:tab/>std::cout &lt;&lt; “Se lanzo un bad_cast: ” &lt;&lt; ex.what();</text:span></text:span></text:p>
      <text:p text:style-name="P562"><text:span text:style-name="_3c_C_3e_"><text:span text:style-name="T549"><text:tab/>else</text:span></text:span></text:p>
      <text:p text:style-name="P562"><text:span text:style-name="_3c_C_3e_"><text:span text:style-name="T549"><text:tab/><text:tab/>std::cout &lt;&lt; “Otra excepcion : ” &lt;&lt; ex.what();</text:span></text:span><text:span text:style-name="_3c_C_3e_"><text:span text:style-name="T550">}</text:span></text:span></text:p>
      <text:p text:style-name="P562"><text:span text:style-name="_3c_C_3e_"><text:span text:style-name="T550"/></text:span></text:p>
      <text:p text:style-name="P56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1">Lanzar excepciones </text:span></text:span><text:span text:style-name="_3c_C_3e_"><text:span text:style-name="T538">Standard</text:span></text:span></text:p>
      <text:p text:style-name="P563"><text:span text:style-name="_3c_C_3e_"><text:span text:style-name="T552">Hemos visto que cuando se autolanzan, no se usa el </text:span></text:span><text:span text:style-name="_3c_C_2b__2b__3e_"><text:span text:style-name="T352">throw</text:span></text:span><text:span text:style-name="_3c_C_3e_"><text:span text:style-name="T552">, pero podemos forzar lanzar una excepción standard.</text:span></text:span></text:p>
      <text:p text:style-name="P563"><text:span text:style-name="_3c_C_3e_"><text:span text:style-name="T552">Si tenemos una clase Estudiante que almacenamos un número determinado en un array:</text:span></text:span></text:p>
      <text:p text:style-name="P563"><text:span text:style-name="_3c_C_3e_"><text:span text:style-name="T535">class </text:span></text:span><text:span text:style-name="_3c_C_3e_"><text:span text:style-name="T553">Estudiante{</text:span></text:span></text:p>
      <text:p text:style-name="P563"><text:soft-page-break/><text:span text:style-name="_3c_C_3e_"><text:span text:style-name="T553">private:</text:span></text:span></text:p>
      <text:p text:style-name="P563"><text:span text:style-name="_3c_C_3e_"><text:span text:style-name="T553"><text:tab/>std::string<text:tab/>_alumno[5];}</text:span></text:span></text:p>
      <text:p text:style-name="P563"><text:span text:style-name="_3c_C_3e_"><text:span text:style-name="T552">Si luego tenemos un getter para sacar info de los estudiantes almacenados, podemos controlar el número pasado de índice:</text:span></text:span></text:p>
      <text:p text:style-name="P563"><text:span text:style-name="_3c_C_3e_"><text:span text:style-name="T553">const std::string get_estudiante(size_t index){</text:span></text:span></text:p>
      <text:p text:style-name="P563"><text:span text:style-name="_3c_C_3e_"><text:span text:style-name="T553"><text:tab/>const std::string msg = “Indice fuera de rango”;</text:span></text:span></text:p>
      <text:p text:style-name="P563"><text:span text:style-name="_3c_C_3e_"><text:span text:style-name="T553"><text:tab/>if (index &gt;= 5) </text:span></text:span><text:span text:style-name="_2f__2f_C"><text:span text:style-name="T553">//</text:span></text:span><text:span text:style-name="_2f__2f_C"><text:span text:style-name="T554">al ser size_t no puede ser negativo</text:span></text:span></text:p>
      <text:p text:style-name="P563"><text:span text:style-name="_3c_C_3e_"><text:span text:style-name="T553"><text:tab/><text:tab/></text:span></text:span><text:span text:style-name="_3c_C_2b__2b__3e_"><text:span text:style-name="T352">throw std::out_of_range(msg); </text:span></text:span><text:span text:style-name="_2f__2f_C"><text:span text:style-name="T352">//</text:span></text:span><text:span text:style-name="_2f__2f_C"><text:span text:style-name="T555">se puede mandar msg como dice aqui:</text:span></text:span></text:p>
      <text:p text:style-name="P563"><text:span text:style-name="_3c_C_2b__2b__3e_"><text:span text:style-name="T555"><text:tab/><text:tab/><text:tab/></text:span></text:span><text:a xlink:type="simple" xlink:href="https://en.cppreference.com/w/cpp/error/out_of_range.html" text:style-name="Internet_20_link" text:visited-style-name="Visited_20_Internet_20_Link"><text:span text:style-name="_2f__2f_C"><text:span text:style-name="T555">https://en.cppreference.com/w/cpp/error/out_of_range.html</text:span></text:span></text:a></text:p>
      <text:p text:style-name="P563"><text:span text:style-name="_3c_C_3e_"><text:span text:style-name="T553"><text:tab/>return (_alumno[index]</text:span></text:span><text:span text:style-name="_3c_C_3e_"><text:span text:style-name="T556">)</text:span></text:span><text:span text:style-name="_3c_C_3e_"><text:span text:style-name="T553">;}</text:span></text:span></text:p>
      <text:p text:style-name="P563"><text:span text:style-name="_3c_C_3e_"><text:span text:style-name="T553"/></text:span></text:p>
      <text:p text:style-name="P564"><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7">Excepciones derivadas de la Standard</text:span></text:span></text:p>
      <text:p text:style-name="P564"><text:span text:style-name="_3c_C_3e_"><text:span text:style-name="T558">std::exception es una clase que admite el polimorfismo de what(), por lo tanto podemos añadir otras excepciones:</text:span></text:span></text:p>
      <text:p text:style-name="P564"><text:span text:style-name="_3c_C_3e_"><text:span text:style-name="T352">class DividirPorCeroExcepcion : </text:span></text:span><text:span text:style-name="_3c_C_2b__2b__3e_"><text:span text:style-name="T352">public std::exception</text:span></text:span><text:span text:style-name="_3c_C_3e_"><text:span text:style-name="T559">{ </text:span></text:span><text:span text:style-name="_2f__2f_C"><text:span text:style-name="T559">//</text:span></text:span><text:span text:style-name="_2f__2f_C"><text:span text:style-name="T560">la hacemos heredera de standard</text:span></text:span></text:p>
      <text:p text:style-name="P564"><text:span text:style-name="_3c_C_3e_"><text:span text:style-name="T559">public:</text:span></text:span></text:p>
      <text:p text:style-name="P564"><text:span text:style-name="_3c_C_3e_"><text:span text:style-name="T559"><text:tab/>const char *what() const noexcept override { </text:span></text:span><text:span text:style-name="_2f__2f_C"><text:span text:style-name="T559">//hay que redefinirla por que es virtual, <text:s/>y si <text:tab/>no, no se podrá generar un objeto de esta clase, siendo abstracta.</text:span></text:span></text:p>
      <text:p text:style-name="P564"><text:span text:style-name="_2f__2f_C"><text:span text:style-name="T559"><text:tab/></text:span></text:span><text:span text:style-name="_3c_C_3e_"><text:span text:style-name="T352"><text:tab/>return (“Dividido por cero detectado”);}</text:span></text:span><text:span text:style-name="_3c_C_3e_"><text:span text:style-name="T559">};</text:span></text:span></text:p>
      <text:p text:style-name="P565"><text:span text:style-name="_3c_C_3e_"><text:span text:style-name="T561">int dividir(int a, int b){</text:span></text:span></text:p>
      <text:p text:style-name="P565"><text:span text:style-name="_3c_C_3e_"><text:span text:style-name="T561"><text:tab/>if(b == 0)</text:span></text:span></text:p>
      <text:p text:style-name="P565"><text:span text:style-name="_3c_C_3e_"><text:span text:style-name="T561"><text:tab/><text:tab/></text:span></text:span><text:span text:style-name="_3c_C_2b__2b__3e_"><text:span text:style-name="T352">throw DividirPorCeroExcepcion(a, b);</text:span></text:span></text:p>
      <text:p text:style-name="P565"><text:span text:style-name="_3c_C_3e_"><text:span text:style-name="T561"><text:tab/>return (a/b);<text:tab/></text:span></text:span></text:p>
      <text:p text:style-name="P565"><text:span text:style-name="_3c_C_3e_"><text:span text:style-name="T561">}</text:span></text:span></text:p>
      <text:p text:style-name="P566"><text:span text:style-name="_3c_C_3e_"><text:span text:style-name="T562">int main(){</text:span></text:span></text:p>
      <text:p text:style-name="P566"><text:span text:style-name="_3c_C_3e_"><text:span text:style-name="T562"><text:tab/>try{</text:span></text:span></text:p>
      <text:p text:style-name="P566"><text:span text:style-name="_3c_C_3e_"><text:span text:style-name="T562"><text:tab/><text:tab/>dividir(10,0);</text:span></text:span></text:p>
      <text:p text:style-name="P566"><text:span text:style-name="_3c_C_3e_"><text:span text:style-name="T562"><text:tab/>} catch (std::exception &amp;ex){</text:span></text:span></text:p>
      <text:p text:style-name="P566"><text:span text:style-name="_3c_C_3e_"><text:span text:style-name="T562"><text:tab/><text:tab/>std::cout &lt;&lt; ex.what();</text:span></text:span><text:span text:style-name="_2f__2f_C"><text:span text:style-name="T562"> //como es polimorfica mostrará la de la clase creada derivada de la <text:tab/><text:tab/><text:tab/><text:tab/><text:tab/><text:tab/>standard</text:span></text:span></text:p>
      <text:p text:style-name="P566"><text:span text:style-name="_3c_C_3e_"><text:span text:style-name="T562"><text:tab/>}}</text:span></text:span></text:p>
      <text:p text:style-name="P566"><text:span text:style-name="_3c_C_3e_"><text:span text:style-name="T562">}</text:span></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h text:style-name="P567" text:outline-level="3"><text:soft-page-break/><text:span text:style-name="_3c_C_3e_"><text:span text:style-name="T563">CASTING</text:span></text:span></text:h>
      <text:p text:style-name="P568"><text:span text:style-name="_3c_C_3e_"><text:span text:style-name="T564">C type casting. Implicito y explicito</text:span></text:span></text:p>
      <text:p text:style-name="P568"><text:span text:style-name="_3c_C_3e_"><text:span text:style-name="T565">En C++ se puede hacer un C-type casting de tal manera que podemos hacer un casteo implícito:<text:line-break/></text:span></text:span><text:span text:style-name="_3c_C_3e_"><text:span text:style-name="T566">double num1 = 5.2;</text:span></text:span></text:p>
      <text:p text:style-name="P568"><text:span text:style-name="_3c_C_3e_"><text:span text:style-name="T566">int num2 = num1; </text:span></text:span><text:span text:style-name="_2f__2f_C"><text:span text:style-name="T566">//casting implicito ya que combierte en tiempo de compilacion a int el num1</text:span></text:span></text:p>
      <text:p text:style-name="P568"><text:span text:style-name="_3c_C_3e_"><text:span text:style-name="T565">O explicito:</text:span></text:span></text:p>
      <text:p text:style-name="P568"><text:span text:style-name="_3c_C_3e_"><text:span text:style-name="T566">double num1 = 5.2;</text:span></text:span></text:p>
      <text:p text:style-name="P568"><text:span text:style-name="_3c_C_3e_"><text:span text:style-name="T566">num1 = (int)(num1 + 3.1); </text:span></text:span><text:span text:style-name="_2f__2f_C"><text:span text:style-name="T566">//será 8 en vez de 8.3</text:span></text:span></text:p>
      <text:p text:style-name="P568"><text:span text:style-name="_2f__2f_C"><text:span text:style-name="T566"/></text:span></text:p>
      <text:p text:style-name="P568"><text:span text:style-name="_3c_C_3e_"><text:span text:style-name="T564">Static Casting</text:span></text:span></text:p>
      <text:p text:style-name="P568"><text:span text:style-name="_3c_C_3e_"><text:span text:style-name="T565">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568"><text:span text:style-name="_3c_C_3e_"><text:span text:style-name="T566">double num1 = 5.2;</text:span></text:span></text:p>
      <text:p text:style-name="P568"><text:span text:style-name="_3c_C_3e_"><text:span text:style-name="T566">num1 = </text:span></text:span><text:span text:style-name="_3c_C_2b__2b__3e_"><text:span text:style-name="T567">stating_cast&lt;int&gt;(</text:span></text:span><text:span text:style-name="_3c_C_3e_"><text:span text:style-name="T566">num1 + 3.1</text:span></text:span><text:span text:style-name="_3c_C_2b__2b__3e_"><text:span text:style-name="T567">)</text:span></text:span><text:span text:style-name="_3c_C_3e_"><text:span text:style-name="T566">; </text:span></text:span><text:span text:style-name="_2f__2f_C"><text:span text:style-name="T566">//será 8</text:span></text:span></text:p>
      <text:p text:style-name="P568"><text:span text:style-name="_3c_C_3e_"><text:span text:style-name="T565">y como el c-type casting, este casteo será procesado en tiempos de compilación.</text:span></text:span></text:p>
      <text:p text:style-name="P568"><text:span text:style-name="_3c_C_3e_"><text:span text:style-name="T565"/></text:span></text:p>
      <text:p text:style-name="P568"><text:span text:style-name="_3c_C_3e_"><text:span text:style-name="T564">Dynamic</text:span></text:span><text:span text:style-name="_3c_C_3e_"><text:span text:style-name="T568">_cast</text:span></text:span></text:p>
      <text:p text:style-name="P568"><text:span text:style-name="_3c_C_3e_"><text:span text:style-name="T565">Dynamic Casting se produce en tiempo de ejecución, por lo que es más “pesado” y peor rendimiento que static_casting, pero nos ofrece una seguridad extra.</text:span></text:span><text:span text:style-name="_3c_C_3e_"><text:span text:style-name="T565"> Se usa en objetos polimórficos:</text:span></text:span></text:p>
      <text:p text:style-name="P569"><text:span text:style-name="_3c_C_3e_"><text:span text:style-name="T569">class Entidad{</text:span></text:span></text:p>
      <text:p text:style-name="P569"><text:span text:style-name="_3c_C_3e_"><text:span text:style-name="T569">public:</text:span></text:span></text:p>
      <text:p text:style-name="P569"><text:span text:style-name="_3c_C_3e_"><text:span text:style-name="T569"><text:tab/>virtual void Funcion();</text:span></text:span></text:p>
      <text:p text:style-name="P569"><text:span text:style-name="_3c_C_3e_"><text:span text:style-name="T569">};</text:span></text:span></text:p>
      <text:p text:style-name="P569"><text:span text:style-name="_3c_C_3e_"><text:span text:style-name="T569">class Jugador{</text:span></text:span></text:p>
      <text:p text:style-name="P569"><text:span text:style-name="_3c_C_3e_"><text:span text:style-name="T569">};</text:span></text:span></text:p>
      <text:p text:style-name="P569"><text:span text:style-name="_3c_C_3e_"><text:span text:style-name="T569">class Enemigo{</text:span></text:span></text:p>
      <text:p text:style-name="P569"><text:span text:style-name="_3c_C_3e_"><text:span text:style-name="T569">};</text:span></text:span></text:p>
      <text:p text:style-name="P569"><text:span text:style-name="_3c_C_3e_"><text:span text:style-name="T569">int main(void){</text:span></text:span></text:p>
      <text:p text:style-name="P569"><text:span text:style-name="_3c_C_3e_"><text:span text:style-name="T569"><text:tab/>Jugador *jugador1 = new Jugador();</text:span></text:span></text:p>
      <text:p text:style-name="P569"><text:span text:style-name="_3c_C_3e_"><text:span text:style-name="T569"><text:tab/>Entidad *</text:span></text:span><text:span text:style-name="_3c_C_3e_"><text:span text:style-name="T570">e</text:span></text:span><text:span text:style-name="_3c_C_3e_"><text:span text:style-name="T569">ntidad</text:span></text:span><text:span text:style-name="_3c_C_3e_"><text:span text:style-name="T570">1</text:span></text:span><text:span text:style-name="_3c_C_3e_"><text:span text:style-name="T569"> = (Entidad*)jugador1; </text:span></text:span><text:span text:style-name="_2f__2f_C"><text:span text:style-name="T569">//</text:span></text:span><text:span text:style-name="_2f__2f_C"><text:span text:style-name="T570">sin problema compilacion.</text:span></text:span></text:p>
      <text:p text:style-name="P570"><text:span text:style-name="_3c_C_3e_"><text:span text:style-name="T569"><text:tab/>Entidad *</text:span></text:span><text:span text:style-name="_3c_C_3e_"><text:span text:style-name="T570">e</text:span></text:span><text:span text:style-name="_3c_C_3e_"><text:span text:style-name="T569">ntidad</text:span></text:span><text:span text:style-name="_3c_C_3e_"><text:span text:style-name="T570">2</text:span></text:span><text:span text:style-name="_3c_C_3e_"><text:span text:style-name="T569"> = </text:span></text:span><text:span text:style-name="_3c_C_3e_"><text:span text:style-name="T570">static_cast&lt;Entidad*&gt;(</text:span></text:span><text:span text:style-name="_3c_C_3e_"><text:span text:style-name="T569">jugador1</text:span></text:span><text:span text:style-name="_3c_C_3e_"><text:span text:style-name="T570">)</text:span></text:span><text:span text:style-name="_3c_C_3e_"><text:span text:style-name="T569">;</text:span></text:span><text:span text:style-name="_2f__2f_C"><text:span text:style-name="T570">//misma direccion memoria que entidad1</text:span></text:span></text:p>
      <text:p text:style-name="P570"><text:span text:style-name="_3c_C_3e_"><text:span text:style-name="T569"><text:tab/>Entidad *</text:span></text:span><text:span text:style-name="_3c_C_3e_"><text:span text:style-name="T570">e</text:span></text:span><text:span text:style-name="_3c_C_3e_"><text:span text:style-name="T569">ntidad</text:span></text:span><text:span text:style-name="_3c_C_3e_"><text:span text:style-name="T570">2</text:span></text:span><text:span text:style-name="_3c_C_3e_"><text:span text:style-name="T569"> = </text:span></text:span><text:span text:style-name="_3c_C_3e_"><text:span text:style-name="T570">dynamic_cast&lt;Entidad*&gt;(</text:span></text:span><text:span text:style-name="_3c_C_3e_"><text:span text:style-name="T569">jugador1</text:span></text:span><text:span text:style-name="_3c_C_3e_"><text:span text:style-name="T570">)</text:span></text:span><text:span text:style-name="_3c_C_3e_"><text:span text:style-name="T569">;</text:span></text:span><text:span text:style-name="_2f__2f_C"><text:span text:style-name="T570">//misma memoria que entidad1</text:span></text:span></text:p>
      <text:p text:style-name="P569"><text:span text:style-name="_3c_C_3e_"><text:span text:style-name="T569">}</text:span></text:span></text:p>
      <text:p text:style-name="P570"><text:soft-page-break/><text:span text:style-name="_3c_C_3e_"><text:span text:style-name="T571">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569">int main(void){</text:span></text:span></text:p>
      <text:p text:style-name="P570"><text:span text:style-name="_3c_C_3e_"><text:span text:style-name="T569"><text:tab/>Jugador *jugador1 = new Jugador();</text:span></text:span></text:p>
      <text:p text:style-name="P570"><text:span text:style-name="_3c_C_3e_"><text:span text:style-name="T569"><text:tab/></text:span></text:span><text:span text:style-name="_3c_C_3e_"><text:span text:style-name="T570">Enemigo</text:span></text:span><text:span text:style-name="_3c_C_3e_"><text:span text:style-name="T569"> *</text:span></text:span><text:span text:style-name="_3c_C_3e_"><text:span text:style-name="T570">enemigo1</text:span></text:span><text:span text:style-name="_3c_C_3e_"><text:span text:style-name="T569"> = (E</text:span></text:span><text:span text:style-name="_3c_C_3e_"><text:span text:style-name="T570">nemigo</text:span></text:span><text:span text:style-name="_3c_C_3e_"><text:span text:style-name="T569">*)jugador1; </text:span></text:span><text:span text:style-name="_2f__2f_C"><text:span text:style-name="T570">//Compila, pero INDETERMINADO</text:span></text:span></text:p>
      <text:p text:style-name="P570"><text:span text:style-name="_3c_C_3e_"><text:span text:style-name="T569"><text:tab/>E</text:span></text:span><text:span text:style-name="_3c_C_3e_"><text:span text:style-name="T570">nemigo</text:span></text:span><text:span text:style-name="_3c_C_3e_"><text:span text:style-name="T569"> *</text:span></text:span><text:span text:style-name="_3c_C_3e_"><text:span text:style-name="T570">e</text:span></text:span><text:span text:style-name="_3c_C_3e_"><text:span text:style-name="T569">n</text:span></text:span><text:span text:style-name="_3c_C_3e_"><text:span text:style-name="T570">emigo2</text:span></text:span><text:span text:style-name="_3c_C_3e_"><text:span text:style-name="T569"> = </text:span></text:span><text:span text:style-name="_3c_C_3e_"><text:span text:style-name="T570">static_cast&lt;Enemigo*&gt;(</text:span></text:span><text:span text:style-name="_3c_C_3e_"><text:span text:style-name="T569">jugador1</text:span></text:span><text:span text:style-name="_3c_C_3e_"><text:span text:style-name="T570">)</text:span></text:span><text:span text:style-name="_3c_C_3e_"><text:span text:style-name="T569">;</text:span></text:span><text:span text:style-name="_2f__2f_C"><text:span text:style-name="T569">//</text:span></text:span><text:span text:style-name="_2f__2f_C"><text:span text:style-name="T570">Error. Conversion inválida </text:span></text:span><text:span text:style-name="_2f__2f_C"><text:span text:style-name="T572">más seguro que ctype casting!!</text:span></text:span></text:p>
      <text:p text:style-name="P570"><text:span text:style-name="_3c_C_3e_"><text:span text:style-name="T569"><text:tab/>E</text:span></text:span><text:span text:style-name="_3c_C_3e_"><text:span text:style-name="T570">nemigo</text:span></text:span><text:span text:style-name="_3c_C_3e_"><text:span text:style-name="T569"> *</text:span></text:span><text:span text:style-name="_3c_C_3e_"><text:span text:style-name="T570">enemigo3 </text:span></text:span><text:span text:style-name="_3c_C_3e_"><text:span text:style-name="T569">= </text:span></text:span><text:span text:style-name="_3c_C_2b__2b__3e_"><text:span text:style-name="T567">dynamic_cast&lt;Enemigo*&gt;</text:span></text:span><text:span text:style-name="_3c_C_3e_"><text:span text:style-name="T570">(</text:span></text:span><text:span text:style-name="_3c_C_3e_"><text:span text:style-name="T569">jugador1</text:span></text:span><text:span text:style-name="_3c_C_3e_"><text:span text:style-name="T570">)</text:span></text:span><text:span text:style-name="_3c_C_3e_"><text:span text:style-name="T569">;</text:span></text:span><text:span text:style-name="_2f__2f_C"><text:span text:style-name="T569">//</text:span></text:span><text:span text:style-name="_2f__2f_C"><text:span text:style-name="T570">será nulptr</text:span></text:span></text:p>
      <text:p text:style-name="P570"><text:span text:style-name="_3c_C_3e_"><text:span text:style-name="T569">}</text:span></text:span></text:p>
      <text:p text:style-name="P571"><text:span text:style-name="_3c_C_3e_"><text:span text:style-name="T573">Aquí está el problema. Un Enemigo es una Entidad, y un Jugador es una Entidad. PERO un Jugador no es un Enemigo y viceversa. Por lo tanto:<text:line-break/></text:span></text:span></text:p>
      <text:p text:style-name="P571"><text:span text:style-name="_3c_C_3e_"><text:span text:style-name="T573">1. enemigo1 compilará por que en tiempo de compilación no se sabe lo que es, pero al ejecutar, hará cosas indefinidas. jugador1 NO es un Enemigo y si queremos acceder a una función del Enemigo, no podrá.</text:span></text:span></text:p>
      <text:p text:style-name="P571"><text:span text:style-name="_3c_C_3e_"><text:span text:style-name="T573"/></text:span></text:p>
      <text:p text:style-name="P571"><text:span text:style-name="_3c_C_3e_"><text:span text:style-name="T573">2. enemigo2 no dejará compilar por que ya de por si reconoce que los dos tipos no coinciden asi que protege, mientras el caso 1 que era un ctype casting dejaba compilar.</text:span></text:span></text:p>
      <text:p text:style-name="P571"><text:span text:style-name="_3c_C_3e_"><text:span text:style-name="T573"/></text:span></text:p>
      <text:p text:style-name="P571"><text:span text:style-name="_3c_C_3e_"><text:span text:style-name="T573">3. ememigo</text:span></text:span><text:span text:style-name="_3c_C_3e_"><text:span text:style-name="T573">3 compilará, pero nos dará que el puntero es NULL, por que no puede sac</text:span></text:span><text:span text:style-name="_3c_C_3e_"><text:span text:style-name="T573">ar la informa</text:span></text:span><text:span text:style-name="_3c_C_3e_"><text:span text:style-name="T573">ción. Lo hará en tiempo de ejecución </text:span></text:span><text:span text:style-name="_3c_C_3e_"><text:span text:style-name="T573">y por eso tarda más, pero si luego en nuestro ma</text:span></text:span><text:span text:style-name="_3c_C_3e_"><text:span text:style-name="T573">in, ponemo</text:span></text:span><text:span text:style-name="_3c_C_3e_"><text:span text:style-name="T573">s algo como</text:span></text:span><text:span text:style-name="_3c_C_3e_"><text:span text:style-name="T573">:</text:span></text:span></text:p>
      <text:p text:style-name="P571"><text:span text:style-name="_3c_C_3e_"><text:span text:style-name="T574">if (enemigo3) bla bla bla</text:span></text:span></text:p>
      <text:p text:style-name="P571"><text:span text:style-name="_3c_C_3e_"><text:span text:style-name="T573">Estaremos protegidos y no habrá segfault. De tal forma que preguntando podriamos ver si enemigo3 es un enemigo o no. En este caso no, sería un jugador y por eso da NULL.</text:span></text:span></text:p>
      <text:p text:style-name="P571"><text:span text:style-name="_3c_C_3e_"><text:span text:style-name="T573"/></text:span></text:p>
      <text:p text:style-name="P572"><text:span text:style-name="_3c_C_3e_"><text:span text:style-name="T575">Si hicieramos:<text:line-break/></text:span></text:span><text:span text:style-name="_3c_C_3e_"><text:span text:style-name="T567">Jugador </text:span></text:span><text:span text:style-name="_3c_C_3e_"><text:span text:style-name="T569">*</text:span></text:span><text:span text:style-name="_3c_C_3e_"><text:span text:style-name="T570">enemigo</text:span></text:span><text:span text:style-name="_3c_C_3e_"><text:span text:style-name="T576">4</text:span></text:span><text:span text:style-name="_3c_C_3e_"><text:span text:style-name="T570"> </text:span></text:span><text:span text:style-name="_3c_C_3e_"><text:span text:style-name="T569">= </text:span></text:span><text:span text:style-name="_3c_C_2b__2b__3e_"><text:span text:style-name="T567">dynamic_cast&lt;</text:span></text:span><text:span text:style-name="_3c_C_2b__2b__3e_"><text:span text:style-name="T576">Jugador</text:span></text:span><text:span text:style-name="_3c_C_2b__2b__3e_"><text:span text:style-name="T567">*&gt;</text:span></text:span><text:span text:style-name="_3c_C_3e_"><text:span text:style-name="T570">(</text:span></text:span><text:span text:style-name="_3c_C_3e_"><text:span text:style-name="T569">jugador1</text:span></text:span><text:span text:style-name="_3c_C_3e_"><text:span text:style-name="T570">)</text:span></text:span><text:span text:style-name="_3c_C_3e_"><text:span text:style-name="T569">;</text:span></text:span></text:p>
      <text:p text:style-name="P572"><text:span text:style-name="_3c_C_3e_"><text:span text:style-name="T575">Sí que tendría una dirección válida enemigo4 ya que enemigo4 sí que sería un jugador.</text:span></text:span></text:p>
      <text:p text:style-name="P572"><text:span text:style-name="_3c_C_3e_"><text:span text:style-name="T575"/></text:span></text:p>
      <text:p text:style-name="P573"><text:span text:style-name="_3c_C_3e_"><text:span text:style-name="T568">Reinterpret_c</text:span></text:span><text:span text:style-name="_3c_C_3e_"><text:span text:style-name="T564">ast</text:span></text:span></text:p>
      <text:p text:style-name="P573"><text:span text:style-name="_3c_C_3e_"><text:span text:style-name="T575">S</text:span></text:span><text:span text:style-name="_3c_C_3e_"><text:span text:style-name="T577">ería el homologo al ctype cast, de tal manera que “deja” hacer lo que el programador quiera, pero que luego puede dar muchos problemas, o sea que es muy peligroso.</text:span></text:span></text:p>
      <text:p text:style-name="P574"><text:span text:style-name="_3c_C_3e_"><text:span text:style-name="T578">reinterpret_cast, solo permite hacer casteo a PUNTEROS o REFERENCIAS. Por que lo que trata de hacer es asignar la direccion de variable y cambiarla</text:span></text:span></text:p>
      <text:p text:style-name="P574"><text:span text:style-name="_3c_C_3e_"><text:span text:style-name="T579">float pi = 3.14f;</text:span></text:span></text:p>
      <text:p text:style-name="P574"><text:span text:style-name="_3c_C_3e_"><text:span text:style-name="T579">std::cout &lt;&lt; (int)pi; </text:span></text:span><text:span text:style-name="_2f__2f_C"><text:span text:style-name="T567">//funciona y seria 3.</text:span></text:span></text:p>
      <text:p text:style-name="P574"><text:span text:style-name="_3c_C_3e_"><text:span text:style-name="T579">std::cout &lt;&lt; *reinterpret_cast&lt;int*&gt;(&amp;pi); </text:span></text:span><text:span text:style-name="_2f__2f_C"><text:span text:style-name="T579">//funciona pero daría un valor erroneo ya que tranfiere la dirección de memoria float a int, es decir interpreta como un int, lo que era un float. </text:span></text:span><text:span text:style-name="_2f__2f_C"><text:span text:style-name="T580">Lo dereferenciamos.</text:span></text:span></text:p>
      <text:p text:style-name="P574"><text:soft-page-break/><text:span text:style-name="_3c_C_3e_"><text:span text:style-name="T579">std::cout &lt;&lt; reinterpret_cast&lt;int&gt;(pi); </text:span></text:span><text:span text:style-name="_2f__2f_C"><text:span text:style-name="T579">//no compilaria. Son tipos diferentes.</text:span></text:span></text:p>
      <text:p text:style-name="P575"><text:span text:style-name="_3c_C_3e_"><text:span text:style-name="T581">En este siguiente caso las tres sería la misma dirección de memoria, pero si dereferenciamos veremos que el valor es diferente, por que se interpreta uno como int, y el otro como float, aunque sea la misma dirección de memoria.</text:span></text:span></text:p>
      <text:p text:style-name="P575"><text:span text:style-name="_3c_C_3e_"><text:span text:style-name="T567">std::cout &lt;&lt; &amp;(pi);</text:span></text:span></text:p>
      <text:p text:style-name="P575"><text:span text:style-name="_3c_C_3e_"><text:span text:style-name="T567">std::cout &lt;&lt; reinterpret_cast&lt;int*&gt;(&amp;pi);</text:span></text:span><text:span text:style-name="_2f__2f_C"><text:span text:style-name="T580"> //no dereferenciado. Imprime la direccion de memoria.</text:span></text:span></text:p>
      <text:p text:style-name="P575"><text:span text:style-name="_3c_C_3e_"><text:span text:style-name="T567">std::cout &lt;&lt; reinterpret_cast&lt;float*&gt;(&amp;pi); </text:span></text:span></text:p>
      <text:p text:style-name="P575"><text:span text:style-name="_2f__2f_C"><text:span text:style-name="T580"/></text:span></text:p>
      <text:p text:style-name="P576"><text:span text:style-name="_3c_C_3e_"><text:span text:style-name="T582">Entonces, donde se usaría, siendo tan peligroso? Imaginemos un juego con datos de jugador:<text:line-break/></text:span></text:span><text:span text:style-name="_3c_C_3e_"><text:span text:style-name="T567">struct GameState{</text:span></text:span></text:p>
      <text:p text:style-name="P576"><text:span text:style-name="_3c_C_3e_"><text:span text:style-name="T567"><text:tab/>int<text:tab/><text:tab/>level;</text:span></text:span></text:p>
      <text:p text:style-name="P576"><text:span text:style-name="_3c_C_3e_"><text:span text:style-name="T567"><text:tab/>int<text:tab/><text:tab/>health;</text:span></text:span></text:p>
      <text:p text:style-name="P576"><text:span text:style-name="_3c_C_3e_"><text:span text:style-name="T567"><text:tab/>int<text:tab/><text:tab/>points;</text:span></text:span></text:p>
      <text:p text:style-name="P576"><text:span text:style-name="_3c_C_3e_"><text:span text:style-name="T567"><text:tab/>bool<text:tab/>GameCompleted;</text:span></text:span></text:p>
      <text:p text:style-name="P576"><text:span text:style-name="_3c_C_3e_"><text:span text:style-name="T567"><text:tab/>bool<text:tab/>BossDefeated;</text:span></text:span></text:p>
      <text:p text:style-name="P576"><text:span text:style-name="_3c_C_3e_"><text:span text:style-name="T567">};</text:span></text:span></text:p>
      <text:p text:style-name="P576"><text:span text:style-name="_3c_C_3e_"><text:span text:style-name="T583">int main(){</text:span></text:span></text:p>
      <text:p text:style-name="P576"><text:span text:style-name="_3c_C_3e_"><text:span text:style-name="T583"><text:tab/>GameState gs = {66, 100, 999, false, false};</text:span></text:span></text:p>
      <text:p text:style-name="P576"><text:span text:style-name="_3c_C_3e_"><text:span text:style-name="T583"><text:tab/>char kk[</text:span></text:span><text:span text:style-name="_3c_C_3e_"><text:span text:style-name="T584">sizeof</text:span></text:span><text:span text:style-name="_3c_C_3e_"><text:span text:style-name="T583">(GameState)]; </text:span></text:span><text:span text:style-name="_2f__2f_C"><text:span text:style-name="T583">//memoria </text:span></text:span><text:span text:style-name="_2f__2f_C"><text:span text:style-name="T584">en el stack del mismo tamaño de GameState. 14bytes.</text:span></text:span></text:p>
      <text:p text:style-name="P576"><text:span text:style-name="_3c_C_3e_"><text:span text:style-name="T583"><text:tab/>std::memcpy(kk, &amp;gs, sizeof(GameState)); </text:span></text:span><text:span text:style-name="_2f__2f_C"><text:span text:style-name="T583">//</text:span></text:span><text:span text:style-name="_2f__2f_C"><text:span text:style-name="T584">copia los bytes de gs al array kk</text:span></text:span><text:span text:style-name="_3c_C_3e_"><text:span text:style-name="T584">.</text:span></text:span></text:p>
      <text:p text:style-name="P576"><text:span text:style-name="_3c_C_3e_"><text:span text:style-name="T583"><text:tab/>std::cout &lt;&lt; *(kk) &lt;&lt; std::endl; </text:span></text:span><text:span text:style-name="_2f__2f_C"><text:span text:style-name="T583">//imprime la letra B, por que B en ASCII es 66.</text:span></text:span></text:p>
      <text:p text:style-name="P576"><text:span text:style-name="_3c_C_3e_"><text:span text:style-name="T583"><text:tab/>std::cout &lt;&lt; *((int*)kk) &lt;&lt; std::endl;</text:span></text:span><text:span text:style-name="_2f__2f_C"><text:span text:style-name="T583"> //imprime 66</text:span></text:span></text:p>
      <text:p text:style-name="P576"><text:span text:style-name="_3c_C_3e_"><text:span text:style-name="T583"/></text:span></text:p>
      <text:p text:style-name="P576"><text:span text:style-name="_3c_C_3e_"><text:span text:style-name="T583"><text:tab/>std::cout &lt;&lt; </text:span></text:span><text:span text:style-name="_3c_C_2b__2b__3e_"><text:span text:style-name="T567">*reinterpret_cast</text:span></text:span><text:span text:style-name="_3c_C_3e_"><text:span text:style-name="T583">&lt;int*&gt;(kk) &lt;&lt; std::endl; </text:span></text:span><text:span text:style-name="_2f__2f_C"><text:span text:style-name="T583">//imprime 66</text:span></text:span><text:span text:style-name="_3c_C_3e_"><text:span text:style-name="T583"><text:line-break/><text:tab/>std::cout &lt;&lt; </text:span></text:span><text:span text:style-name="_3c_C_2b__2b__3e_"><text:span text:style-name="T567">*reinterpret_cast</text:span></text:span><text:span text:style-name="_3c_C_3e_"><text:span text:style-name="T583">&lt;int*&gt;(kk+4) &lt;&lt; …; </text:span></text:span><text:span text:style-name="_2f__2f_C"><text:span text:style-name="T583">//imprime 100. +4k suma 4bytes a inicio d kk</text:span></text:span></text:p>
      <text:p text:style-name="P576"><text:span text:style-name="_3c_C_3e_"><text:span text:style-name="T583"><text:tab/>std::cout &lt;&lt; </text:span></text:span><text:span text:style-name="_3c_C_2b__2b__3e_"><text:span text:style-name="T567">*reinterpret_cast</text:span></text:span><text:span text:style-name="_3c_C_3e_"><text:span text:style-name="T583">&lt;int*&gt;(kk+8) &lt;&lt;…;</text:span></text:span><text:span text:style-name="_2f__2f_C"><text:span text:style-name="T583"> //imprime 999</text:span></text:span></text:p>
      <text:p text:style-name="P576"><text:span text:style-name="_3c_C_3e_"><text:span text:style-name="T583"><text:tab/>std::cout &lt;&lt; </text:span></text:span><text:span text:style-name="_3c_C_2b__2b__3e_"><text:span text:style-name="T567">*reinterpret_cast</text:span></text:span><text:span text:style-name="_3c_C_3e_"><text:span text:style-name="T583">&lt;</text:span></text:span><text:span text:style-name="_3c_C_3e_"><text:span text:style-name="T584">bool</text:span></text:span><text:span text:style-name="_3c_C_3e_"><text:span text:style-name="T583">*&gt;(kk+</text:span></text:span><text:span text:style-name="_3c_C_3e_"><text:span text:style-name="T584">12</text:span></text:span><text:span text:style-name="_3c_C_3e_"><text:span text:style-name="T583">) &lt;&lt;…; </text:span></text:span><text:span text:style-name="_2f__2f_C"><text:span text:style-name="T583">//imprime </text:span></text:span><text:span text:style-name="_2f__2f_C"><text:span text:style-name="T584">0 de false</text:span></text:span></text:p>
      <text:p text:style-name="P577"><text:span text:style-name="_3c_C_3e_"><text:span text:style-name="T584"><text:tab/></text:span></text:span><text:span text:style-name="_3c_C_3e_"><text:span text:style-name="T583">std::cout &lt;&lt; </text:span></text:span><text:span text:style-name="_3c_C_2b__2b__3e_"><text:span text:style-name="T567">*reinterpret_cast</text:span></text:span><text:span text:style-name="_3c_C_3e_"><text:span text:style-name="T583">&lt;</text:span></text:span><text:span text:style-name="_3c_C_3e_"><text:span text:style-name="T584">bool</text:span></text:span><text:span text:style-name="_3c_C_3e_"><text:span text:style-name="T583">*&gt;(kk+</text:span></text:span><text:span text:style-name="_3c_C_3e_"><text:span text:style-name="T584">13</text:span></text:span><text:span text:style-name="_3c_C_3e_"><text:span text:style-name="T583">) &lt;&lt;…; </text:span></text:span><text:span text:style-name="_2f__2f_C"><text:span text:style-name="T583">//imprime </text:span></text:span><text:span text:style-name="_2f__2f_C"><text:span text:style-name="T584">0 de false</text:span></text:span></text:p>
      <text:p text:style-name="P576"><text:span text:style-name="_3c_C_3e_"><text:span text:style-name="T583">}</text:span></text:span></text:p>
      <text:p text:style-name="P577"><text:span text:style-name="_3c_C_3e_"><text:span text:style-name="T585">Las lineas de reinterpret_cast, no funcionarian con static_cast, ni con dynamic_cast. Si que lo haría si fueran (int*)(kk+4) etc… pero es peligroso.</text:span></text:span></text:p>
      <text:p text:style-name="P577"><text:span text:style-name="_3c_C_3e_"><text:span text:style-name="T585">El otro “sitio” donde utilizar reinterpret_cast </text:span></text:span><text:span text:style-name="_3c_C_3e_"><text:span text:style-name="T586">es con un void puntero:</text:span></text:span></text:p>
      <text:p text:style-name="P578"><text:span text:style-name="_3c_C_3e_"><text:span text:style-name="T567">void *p = &amp;gs; </text:span></text:span><text:span text:style-name="_2f__2f_C"><text:span text:style-name="T567">//puntero generico, </text:span></text:span><text:span text:style-name="_2f__2f_C"><text:span text:style-name="T587">sobre ese gs que venia de la estructura GameState.</text:span></text:span></text:p>
      <text:p text:style-name="P578"><text:span text:style-name="_3c_C_3e_"><text:span text:style-name="T567">GameState *real = reinterpret_cast&lt;GameState*&gt;(p); </text:span></text:span><text:span text:style-name="_2f__2f_C"><text:span text:style-name="T567">//reinterpretación</text:span></text:span></text:p>
      <text:p text:style-name="P578"><text:span text:style-name="_2f__2f_C"><text:span text:style-name="T567"/></text:span></text:p>
      <text:p text:style-name="P578"><text:span text:style-name="_2f__2f_C"><text:span text:style-name="T567"/></text:span></text:p>
      <text:p text:style-name="P579"><text:soft-page-break/><text:span text:style-name="_3c_C_3e_"><text:span text:style-name="T588">Const</text:span></text:span><text:span text:style-name="_3c_C_3e_"><text:span text:style-name="T568">_c</text:span></text:span><text:span text:style-name="_3c_C_3e_"><text:span text:style-name="T564">ast</text:span></text:span></text:p>
      <text:p text:style-name="P579"><text:span text:style-name="_3c_C_3e_"><text:span text:style-name="T585">L</text:span></text:span><text:span text:style-name="_3c_C_3e_"><text:span text:style-name="T589">o que hace es saltarse “a la torera” la etiqueta const, puesta sobre un objeto para poder modificarlo. Tienen que ser siempre punteros o referencias.:</text:span></text:span></text:p>
      <text:p text:style-name="P579"><text:span text:style-name="_3c_C_3e_"><text:span text:style-name="T590">class Demo{</text:span></text:span></text:p>
      <text:p text:style-name="P579"><text:span text:style-name="_3c_C_3e_"><text:span text:style-name="T590">public:</text:span></text:span></text:p>
      <text:p text:style-name="P579"><text:span text:style-name="_3c_C_3e_"><text:span text:style-name="T590"><text:tab/>int var = 1;</text:span></text:span></text:p>
      <text:p text:style-name="P579"><text:span text:style-name="_3c_C_3e_"><text:span text:style-name="T590"><text:tab/>void func() const{ </text:span></text:span><text:span text:style-name="_2f__2f_C"><text:span text:style-name="T590">//const no permite modificar el objeto</text:span></text:span></text:p>
      <text:p text:style-name="P579"><text:span text:style-name="_3c_C_3e_"><text:span text:style-name="T590"><text:tab/><text:tab/>var = 2; //error de compilación. No se puede alterar.</text:span></text:span></text:p>
      <text:p text:style-name="P579"><text:span text:style-name="_3c_C_3e_"><text:span text:style-name="T590"><text:tab/><text:tab/></text:span></text:span><text:span text:style-name="_3c_C_2b__2b__3e_"><text:span text:style-name="T567">(const_cast&lt;Demo*&gt;(this))</text:span></text:span><text:span text:style-name="_3c_C_3e_"><text:span text:style-name="T590">→var = 2; //lo pasará. Tiene narices!! XDD</text:span></text:span></text:p>
      <text:p text:style-name="P579"><text:span text:style-name="_3c_C_3e_"><text:span text:style-name="T590"><text:tab/>}</text:span></text:span></text:p>
      <text:p text:style-name="P579"><text:span text:style-name="_3c_C_3e_"><text:span text:style-name="T590">};</text:span></text:span></text:p>
      <text:p text:style-name="P579"><text:span text:style-name="_3c_C_3e_"><text:span text:style-name="T589">O:</text:span></text:span></text:p>
      <text:p text:style-name="P579"><text:span text:style-name="_3c_C_3e_"><text:span text:style-name="T567">const Tipo* ptr = …;</text:span></text:span></text:p>
      <text:p text:style-name="P579"><text:span text:style-name="_3c_C_3e_"><text:span text:style-name="T567">Tipo* mod = c</text:span></text:span><text:span text:style-name="_3c_C_2b__2b__3e_"><text:span text:style-name="T567">onst_cast&lt;Tipo*&gt;(ptr)</text:span></text:span><text:span text:style-name="_3c_C_3e_"><text:span text:style-name="T567">; </text:span></text:span><text:span text:style-name="_2f__2f_C"><text:span text:style-name="T567">//quita el const.</text:span></text:span></text:p>
      <text:p text:style-name="P579"><text:span text:style-name="_3c_C_3e_"><text:span text:style-name="T589">O referencias:</text:span></text:span></text:p>
      <text:p text:style-name="P579"><text:span text:style-name="_3c_C_3e_"><text:span text:style-name="T567">const Tipo&amp; r = …;</text:span></text:span></text:p>
      <text:p text:style-name="P579"><text:span text:style-name="_3c_C_3e_"><text:span text:style-name="T567">Tipo&amp; mod = </text:span></text:span><text:span text:style-name="_3c_C_2b__2b__3e_"><text:span text:style-name="T567">const_cast&lt;Tipo&amp;&gt;(r)</text:span></text:span><text:span text:style-name="_3c_C_3e_"><text:span text:style-name="T567">; </text:span></text:span><text:span text:style-name="_2f__2f_C"><text:span text:style-name="T567">//quita el cons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2-22T18:15:38.191338800</dc:date>
    <meta:editing-duration>P3DT21H45M17S</meta:editing-duration>
    <meta:editing-cycles>542</meta:editing-cycles>
    <meta:generator>LibreOffice/25.2.7.2$Windows_X86_64 LibreOffice_project/5cbfd1ab6520636bb5f7b99185aa69bd7456825d</meta:generator>
    <meta:print-date>2025-01-04T16:07:11.302000000</meta:print-date>
    <meta:printed-by>Archivos PDF</meta:printed-by>
    <meta:document-statistic meta:table-count="0" meta:image-count="0" meta:object-count="0" meta:page-count="55" meta:paragraph-count="1481" meta:word-count="13195" meta:character-count="81819" meta:non-whitespace-character-count="69184"/>
  </office:meta>
</office:document-meta>
</file>